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MS PGothic" svg:font-family="'MS PGothic'" style:font-family-generic="modern" style:font-pitch="fixed"/>
    <style:font-face style:name="Aptos Display" svg:font-family="'Aptos Display'" style:font-family-generic="roman" style:font-pitch="variable"/>
    <style:font-face style:name="Cascadia Mono" svg:font-family="'Cascadia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Cascadia Mono1" svg:font-family="'Cascadia Mono'"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color="#000000" style:font-name="Cascadia Mono" fo:font-size="9.5pt" style:font-name-asian="Cascadia Mono1" style:font-size-asian="9.5pt" style:font-name-complex="Cascadia Mono1" style:font-size-complex="9.5pt"/>
    </style:style>
    <style:style style:name="P6" style:family="paragraph" style:parent-style-name="Text_20_body">
      <style:text-properties fo:font-size="14pt" fo:font-weight="bold" style:font-size-asian="14pt" style:font-weight-asian="bold" style:font-size-complex="14pt" style:font-weight-complex="bold"/>
    </style:style>
    <style:style style:name="P7" style:family="paragraph" style:parent-style-name="Text_20_body">
      <style:paragraph-properties fo:padding="0.035cm" fo:border="0.009cm solid #e3e3e3"/>
    </style:style>
    <style:style style:name="P8" style:family="paragraph" style:parent-style-name="Preformatted_20_Text">
      <style:paragraph-properties fo:padding="0.035cm" fo:border="0.009cm solid #e3e3e3"/>
    </style:style>
    <style:style style:name="P9" style:family="paragraph" style:parent-style-name="Preformatted_20_Text">
      <style:paragraph-properties fo:margin-top="0cm" fo:margin-bottom="0.499cm" fo:padding="0.035cm" fo:border="0.009cm solid #e3e3e3"/>
    </style:style>
    <style:style style:name="P10" style:family="paragraph" style:parent-style-name="Contents_20_3">
      <style:paragraph-properties>
        <style:tab-stops>
          <style:tab-stop style:position="17cm" style:type="right" style:leader-style="dotted" style:leader-text="."/>
        </style:tab-stops>
      </style:paragraph-properties>
    </style:style>
    <style:style style:name="P11" style:family="paragraph" style:parent-style-name="Contents_20_3">
      <style:paragraph-properties fo:text-align="start" style:justify-single-word="false">
        <style:tab-stops>
          <style:tab-stop style:position="17cm" style:type="right" style:leader-style="dotted" style:leader-text="."/>
        </style:tab-stops>
      </style:paragraph-properties>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ext_20_body" style:list-style-name="WWNum1">
      <style:paragraph-properties fo:padding="0.035cm" fo:border="0.009cm solid #e3e3e3"/>
    </style:style>
    <style:style style:name="P14" style:family="paragraph" style:parent-style-name="Text_20_body" style:list-style-name="WWNum2">
      <style:paragraph-properties fo:padding="0.035cm" fo:border="0.009cm solid #e3e3e3"/>
    </style:style>
    <style:style style:name="P15" style:family="paragraph" style:parent-style-name="Text_20_body" style:list-style-name="WWNum3">
      <style:paragraph-properties fo:padding="0.035cm" fo:border="0.009cm solid #e3e3e3"/>
    </style:style>
    <style:style style:name="P16" style:family="paragraph" style:parent-style-name="Text_20_body" style:list-style-name="WWNum4">
      <style:paragraph-properties fo:padding="0.035cm" fo:border="0.009cm solid #e3e3e3"/>
    </style:style>
    <style:style style:name="P17" style:family="paragraph" style:parent-style-name="Text_20_body" style:list-style-name="WWNum5">
      <style:paragraph-properties fo:padding="0.035cm" fo:border="0.009cm solid #e3e3e3"/>
    </style:style>
    <style:style style:name="P18" style:family="paragraph" style:parent-style-name="Text_20_body" style:list-style-name="WWNum6">
      <style:paragraph-properties fo:padding="0.035cm" fo:border="0.009cm solid #e3e3e3"/>
    </style:style>
    <style:style style:name="P19" style:family="paragraph" style:parent-style-name="Text_20_body" style:list-style-name="WWNum7">
      <style:paragraph-properties fo:padding="0.035cm" fo:border="0.009cm solid #e3e3e3"/>
    </style:style>
    <style:style style:name="P20" style:family="paragraph" style:parent-style-name="Text_20_body" style:list-style-name="WWNum8">
      <style:paragraph-properties fo:padding="0.035cm" fo:border="0.009cm solid #e3e3e3"/>
    </style:style>
    <style:style style:name="P21" style:family="paragraph" style:parent-style-name="Text_20_body" style:list-style-name="WWNum9">
      <style:paragraph-properties fo:padding="0.035cm" fo:border="0.009cm solid #e3e3e3"/>
    </style:style>
    <style:style style:name="P22" style:family="paragraph" style:parent-style-name="Text_20_body" style:list-style-name="WWNum10">
      <style:paragraph-properties fo:padding="0.035cm" fo:border="0.009cm solid #e3e3e3"/>
    </style:style>
    <style:style style:name="P23" style:family="paragraph" style:parent-style-name="Text_20_body" style:list-style-name="WWNum11">
      <style:paragraph-properties fo:padding="0.035cm" fo:border="0.009cm solid #e3e3e3"/>
    </style:style>
    <style:style style:name="P24" style:family="paragraph" style:parent-style-name="Text_20_body" style:list-style-name="WWNum12">
      <style:paragraph-properties fo:padding="0.035cm" fo:border="0.009cm solid #e3e3e3"/>
    </style:style>
    <style:style style:name="P25" style:family="paragraph" style:parent-style-name="Text_20_body" style:list-style-name="WWNum13">
      <style:paragraph-properties fo:padding="0.035cm" fo:border="0.009cm solid #e3e3e3"/>
    </style:style>
    <style:style style:name="P26" style:family="paragraph" style:parent-style-name="Text_20_body" style:list-style-name="WWNum14">
      <style:paragraph-properties fo:padding="0.035cm" fo:border="0.009cm solid #e3e3e3"/>
    </style:style>
    <style:style style:name="P27" style:family="paragraph" style:parent-style-name="Text_20_body" style:list-style-name="WWNum15">
      <style:paragraph-properties fo:padding="0.035cm" fo:border="0.009cm solid #e3e3e3"/>
    </style:style>
    <style:style style:name="P28" style:family="paragraph" style:parent-style-name="Text_20_body" style:list-style-name="WWNum16">
      <style:paragraph-properties fo:padding="0.035cm" fo:border="0.009cm solid #e3e3e3"/>
    </style:style>
    <style:style style:name="P29" style:family="paragraph" style:parent-style-name="Text_20_body" style:list-style-name="WWNum2">
      <style:paragraph-properties fo:margin-top="0cm" fo:margin-bottom="0cm" fo:padding="0.035cm" fo:border="0.009cm solid #e3e3e3"/>
    </style:style>
    <style:style style:name="P30" style:family="paragraph" style:parent-style-name="Text_20_body" style:list-style-name="WWNum3">
      <style:paragraph-properties fo:margin-top="0cm" fo:margin-bottom="0cm" fo:padding="0.035cm" fo:border="0.009cm solid #e3e3e3"/>
    </style:style>
    <style:style style:name="P31" style:family="paragraph" style:parent-style-name="Text_20_body" style:list-style-name="WWNum4">
      <style:paragraph-properties fo:margin-top="0cm" fo:margin-bottom="0cm" fo:padding="0.035cm" fo:border="0.009cm solid #e3e3e3"/>
    </style:style>
    <style:style style:name="P32" style:family="paragraph" style:parent-style-name="Text_20_body" style:list-style-name="WWNum5">
      <style:paragraph-properties fo:margin-top="0cm" fo:margin-bottom="0cm" fo:padding="0.035cm" fo:border="0.009cm solid #e3e3e3"/>
    </style:style>
    <style:style style:name="P33" style:family="paragraph" style:parent-style-name="Text_20_body" style:list-style-name="WWNum6">
      <style:paragraph-properties fo:margin-top="0cm" fo:margin-bottom="0cm" fo:padding="0.035cm" fo:border="0.009cm solid #e3e3e3"/>
    </style:style>
    <style:style style:name="P34" style:family="paragraph" style:parent-style-name="Text_20_body" style:list-style-name="WWNum7">
      <style:paragraph-properties fo:margin-top="0cm" fo:margin-bottom="0cm" fo:padding="0.035cm" fo:border="0.009cm solid #e3e3e3"/>
    </style:style>
    <style:style style:name="P35" style:family="paragraph" style:parent-style-name="Text_20_body" style:list-style-name="WWNum8">
      <style:paragraph-properties fo:margin-top="0cm" fo:margin-bottom="0cm" fo:padding="0.035cm" fo:border="0.009cm solid #e3e3e3"/>
    </style:style>
    <style:style style:name="P36" style:family="paragraph" style:parent-style-name="Text_20_body" style:list-style-name="WWNum9">
      <style:paragraph-properties fo:margin-top="0cm" fo:margin-bottom="0cm" fo:padding="0.035cm" fo:border="0.009cm solid #e3e3e3"/>
    </style:style>
    <style:style style:name="P37" style:family="paragraph" style:parent-style-name="Text_20_body" style:list-style-name="WWNum10">
      <style:paragraph-properties fo:margin-top="0cm" fo:margin-bottom="0cm" fo:padding="0.035cm" fo:border="0.009cm solid #e3e3e3"/>
    </style:style>
    <style:style style:name="P38" style:family="paragraph" style:parent-style-name="Text_20_body" style:list-style-name="WWNum11">
      <style:paragraph-properties fo:margin-top="0cm" fo:margin-bottom="0cm" fo:padding="0.035cm" fo:border="0.009cm solid #e3e3e3"/>
    </style:style>
    <style:style style:name="P39" style:family="paragraph" style:parent-style-name="Text_20_body" style:list-style-name="WWNum12">
      <style:paragraph-properties fo:margin-top="0cm" fo:margin-bottom="0cm" fo:padding="0.035cm" fo:border="0.009cm solid #e3e3e3"/>
    </style:style>
    <style:style style:name="P40" style:family="paragraph" style:parent-style-name="Text_20_body" style:list-style-name="WWNum13">
      <style:paragraph-properties fo:margin-top="0cm" fo:margin-bottom="0cm" fo:padding="0.035cm" fo:border="0.009cm solid #e3e3e3"/>
    </style:style>
    <style:style style:name="P41" style:family="paragraph" style:parent-style-name="Text_20_body" style:list-style-name="WWNum14">
      <style:paragraph-properties fo:margin-top="0cm" fo:margin-bottom="0cm" fo:padding="0.035cm" fo:border="0.009cm solid #e3e3e3"/>
    </style:style>
    <style:style style:name="P42" style:family="paragraph" style:parent-style-name="Text_20_body" style:list-style-name="WWNum15">
      <style:paragraph-properties fo:margin-top="0cm" fo:margin-bottom="0cm" fo:padding="0.035cm" fo:border="0.009cm solid #e3e3e3"/>
    </style:style>
    <style:style style:name="P43" style:family="paragraph" style:parent-style-name="Text_20_body" style:list-style-name="WWNum16">
      <style:paragraph-properties fo:margin-top="0cm" fo:margin-bottom="0cm" fo:padding="0.035cm" fo:border="0.009cm solid #e3e3e3"/>
    </style:style>
    <style:style style:name="P44" style:family="paragraph" style:parent-style-name="Contents_20_Heading" style:master-page-name="Standard">
      <style:paragraph-properties style:page-number="auto"/>
      <style:text-properties fo:color="#000000" fo:font-size="20pt" style:font-size-asian="20pt" style:font-size-complex="20pt"/>
    </style:style>
    <style:style style:name="P45" style:family="paragraph" style:parent-style-name="Heading_20_3">
      <style:paragraph-properties fo:padding="0.035cm" fo:border="0.009cm solid #e3e3e3"/>
    </style:style>
    <style:style style:name="P46" style:family="paragraph" style:parent-style-name="Heading_20_4">
      <style:paragraph-properties fo:padding="0.035cm" fo:border="0.009cm solid #e3e3e3"/>
    </style:style>
    <style:style style:name="T1" style:family="text">
      <style:text-properties fo:font-size="14pt" style:font-size-asian="14pt" style:font-size-complex="14pt"/>
    </style:style>
    <style:style style:name="T2" style:family="text">
      <style:text-properties fo:color="#000000" fo:font-size="16pt" style:text-underline-style="none" style:font-size-asian="16pt" style:font-size-complex="16pt"/>
    </style:style>
    <style:style style:name="T3" style:family="text">
      <style:text-properties fo:color="#000000" fo:font-size="16pt" style:text-underline-style="none" fo:font-weight="normal" style:font-size-asian="16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able of Contents</text:p>
      <text:p text:style-name="P10"><text:a xlink:type="simple" xlink:href="#__RefHeading__857_760243456" text:style-name="Internet_20_link" text:visited-style-name="Visited_20_Internet_20_Link"><text:span text:style-name="T2">Login Controller Documentation<text:tab/>2</text:span></text:a></text:p>
      <text:p text:style-name="P10"><text:a xlink:type="simple" xlink:href="#__RefHeading__859_760243456" text:style-name="Internet_20_link" text:visited-style-name="Visited_20_Internet_20_Link"><text:span text:style-name="T2">Document Controller Documentation<text:tab/>3</text:span></text:a></text:p>
      <text:p text:style-name="P10"><text:a xlink:type="simple" xlink:href="#__RefHeading__861_760243456" text:style-name="Internet_20_link" text:visited-style-name="Visited_20_Internet_20_Link"><text:span text:style-name="T2">Approach 1 - Code 1 Documentation (Context Setting)<text:tab/>7</text:span></text:a></text:p>
      <text:p text:style-name="P10"><text:a xlink:type="simple" xlink:href="#__RefHeading__863_760243456" text:style-name="Internet_20_link" text:visited-style-name="Visited_20_Internet_20_Link"><text:span text:style-name="T2">Approach 2 - Code 2 Documentation (BERT Method)<text:tab/>8</text:span></text:a></text:p>
      <text:p text:style-name="P11"><text:a xlink:type="simple" xlink:href="#__RefHeading__865_760243456" text:style-name="Internet_20_link" text:visited-style-name="Visited_20_Internet_20_Link"><text:span text:style-name="T3">Conclusion<text:tab/>19</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uery Bot Code Documentation</text:p>
      <text:p text:style-name="P1"/>
      <text:p text:style-name="P3">Login, Upload &amp; Delete Functionality</text:p>
      <text:p text:style-name="P1"/>
      <text:list xml:id="list617216469589542656" text:style-name="Outline">
        <text:list-item>
          <text:list>
            <text:list-item>
              <text:list>
                <text:list-item>
                  <text:h text:style-name="Heading_20_3" text:outline-level="3"><text:bookmark-start text:name="Bookmark"/><text:bookmark-start text:name="__RefHeading__857_760243456"/>Login Controller Documentation<text:bookmark-end text:name="Bookmark"/><text:bookmark-end text:name="__RefHeading__857_760243456"/></text:h>
                  <text:list>
                    <text:list-item>
                      <text:h text:style-name="P46" text:outline-level="4">Overview</text:h>
                    </text:list-item>
                  </text:list>
                </text:list-item>
              </text:list>
            </text:list-item>
          </text:list>
        </text:list-item>
      </text:list>
      <text:p text:style-name="P7">The Login Controller manages user authentication by validating user credentials against hardcoded values. It provides functionality for user login and determines user roles based on the provided credentials.</text:p>
      <text:list xml:id="list38717031" text:continue-numbering="true" text:style-name="Outline">
        <text:list-item>
          <text:list>
            <text:list-item>
              <text:list>
                <text:list-item>
                  <text:list>
                    <text:list-item>
                      <text:h text:style-name="P46" text:outline-level="4">Endpoints</text:h>
                    </text:list-item>
                  </text:list>
                </text:list-item>
              </text:list>
            </text:list-item>
          </text:list>
        </text:list-item>
      </text:list>
      <text:list xml:id="list5092163775414158322" text:style-name="WWNum1">
        <text:list-item>
          <text:p text:style-name="P13"><text:span text:style-name="Strong_20_Emphasis">POST /api/login</text:span>: Validates user credentials and returns user roles and login status.</text:p>
        </text:list-item>
      </text:list>
      <text:list xml:id="list38706911" text:continue-list="list38717031" text:style-name="Outline">
        <text:list-item>
          <text:list>
            <text:list-item>
              <text:list>
                <text:list-item>
                  <text:list>
                    <text:list-item>
                      <text:h text:style-name="P46" text:outline-level="4">Functionality</text:h>
                    </text:list-item>
                  </text:list>
                </text:list-item>
              </text:list>
            </text:list-item>
          </text:list>
        </text:list-item>
      </text:list>
      <text:list xml:id="list2398929554839928532" text:style-name="WWNum2">
        <text:list-item>
          <text:p text:style-name="P29"><text:span text:style-name="Strong_20_Emphasis">Login</text:span>: Validates user credentials against hardcoded email and password combinations.</text:p>
        </text:list-item>
        <text:list-item>
          <text:p text:style-name="P29"><text:span text:style-name="Strong_20_Emphasis">Role Assignment</text:span>: Determines user roles (admin, premium) based on the provided credentials.</text:p>
        </text:list-item>
        <text:list-item>
          <text:p text:style-name="P14"><text:span text:style-name="Strong_20_Emphasis">Error Handling</text:span>: Handles exceptions and returns appropriate HTTP status codes and error messages.</text:p>
        </text:list-item>
      </text:list>
      <text:list xml:id="list38729859" text:continue-list="list38706911" text:style-name="Outline">
        <text:list-item>
          <text:list>
            <text:list-item>
              <text:list>
                <text:list-item>
                  <text:list>
                    <text:list-item>
                      <text:h text:style-name="P46" text:outline-level="4">Example Usage</text:h>
                    </text:list-item>
                  </text:list>
                </text:list-item>
              </text:list>
            </text:list-item>
          </text:list>
        </text:list-item>
      </text:list>
      <text:p text:style-name="P7">To authenticate users and determine their roles, follow these steps:</text:p>
      <text:list xml:id="list9204542059155928458" text:style-name="WWNum3">
        <text:list-item>
          <text:p text:style-name="P30">Send a POST request to <text:span text:style-name="Source_20_Text">/api/login</text:span> with the user's email and password.</text:p>
        </text:list-item>
        <text:list-item>
          <text:p text:style-name="P15">Check the response to see if the login was successful and obtain the user's roles.</text:p>
        </text:list-item>
      </text:list>
      <text:list xml:id="list38733664" text:continue-list="list38729859" text:style-name="Outline">
        <text:list-item>
          <text:list>
            <text:list-item>
              <text:list>
                <text:list-item>
                  <text:list>
                    <text:list-item>
                      <text:h text:style-name="P46" text:outline-level="4">Example Request</text:h>
                    </text:list-item>
                  </text:list>
                </text:list-item>
              </text:list>
            </text:list-item>
          </text:list>
        </text:list-item>
      </text:list>
      <text:p text:style-name="P8">httpCopy code</text:p>
      <text:p text:style-name="P8"><text:span text:style-name="Source_20_Text">POST /api/login</text:span></text:p>
      <text:p text:style-name="P8"><text:span text:style-name="Source_20_Text">Content-Type: application/json</text:span></text:p>
      <text:p text:style-name="P8"/>
      <text:p text:style-name="P8"><text:span text:style-name="Source_20_Text">{</text:span></text:p>
      <text:p text:style-name="P8"><text:span text:style-name="Source_20_Text"><text:s text:c="2"/>"UserMail": "admin@example.com",</text:span></text:p>
      <text:p text:style-name="P8"><text:span text:style-name="Source_20_Text"><text:s text:c="2"/>"Password": "adminpassword"</text:span></text:p>
      <text:p text:style-name="P9"><text:span text:style-name="Source_20_Text">}</text:span></text:p>
      <text:list xml:id="list38729881" text:continue-numbering="true" text:style-name="Outline">
        <text:list-item>
          <text:list>
            <text:list-item>
              <text:list>
                <text:list-item>
                  <text:list>
                    <text:list-item>
                      <text:h text:style-name="P46" text:outline-level="4">Example Response</text:h>
                    </text:list-item>
                  </text:list>
                </text:list-item>
              </text:list>
            </text:list-item>
          </text:list>
        </text:list-item>
      </text:list>
      <text:p text:style-name="P8">jsonCopy code</text:p>
      <text:p text:style-name="P8"><text:span text:style-name="Source_20_Text">{</text:span></text:p>
      <text:p text:style-name="P8"><text:span text:style-name="Source_20_Text"><text:s text:c="2"/>"message": "Login successful.",</text:span></text:p>
      <text:p text:style-name="P8"><text:span text:style-name="Source_20_Text"><text:s text:c="2"/>"isAdmin": true,</text:span></text:p>
      <text:p text:style-name="P8"><text:span text:style-name="Source_20_Text"><text:s text:c="2"/>"isPremium": true</text:span></text:p>
      <text:p text:style-name="P9"><text:span text:style-name="Source_20_Text">}</text:span></text:p>
      <text:list xml:id="list38713325" text:continue-numbering="true" text:style-name="Outline">
        <text:list-item>
          <text:list>
            <text:list-item>
              <text:list>
                <text:list-item>
                  <text:h text:style-name="P45" text:outline-level="3"><text:bookmark-start text:name="Bookmark1"/><text:bookmark-start text:name="__RefHeading__859_760243456"/><text:soft-page-break/>Document Controller Documentation<text:bookmark-end text:name="Bookmark1"/><text:bookmark-end text:name="__RefHeading__859_760243456"/></text:h>
                  <text:list>
                    <text:list-item>
                      <text:h text:style-name="P46" text:outline-level="4">Overview</text:h>
                    </text:list-item>
                  </text:list>
                </text:list-item>
              </text:list>
            </text:list-item>
          </text:list>
        </text:list-item>
      </text:list>
      <text:p text:style-name="P7">The Document Controller manages document uploading, listing, and deletion functionalities. It interacts with Azure Blob Storage to store and retrieve documents.</text:p>
      <text:list xml:id="list38714277" text:continue-numbering="true" text:style-name="Outline">
        <text:list-item>
          <text:list>
            <text:list-item>
              <text:list>
                <text:list-item>
                  <text:list>
                    <text:list-item>
                      <text:h text:style-name="P46" text:outline-level="4">Endpoints</text:h>
                    </text:list-item>
                  </text:list>
                </text:list-item>
              </text:list>
            </text:list-item>
          </text:list>
        </text:list-item>
      </text:list>
      <text:list xml:id="list8962151948000819689" text:style-name="WWNum4">
        <text:list-item>
          <text:p text:style-name="P31"><text:span text:style-name="Strong_20_Emphasis">GET /api/documents/list</text:span>: Retrieves a list of uploaded documents.</text:p>
        </text:list-item>
        <text:list-item>
          <text:p text:style-name="P31"><text:span text:style-name="Strong_20_Emphasis">POST /api/documents/upload</text:span>: Uploads a document to Azure Blob Storage.</text:p>
        </text:list-item>
        <text:list-item>
          <text:p text:style-name="P16"><text:span text:style-name="Strong_20_Emphasis">DELETE /api/documents/delete/{fileName}</text:span>: Deletes a document from Azure Blob Storage.</text:p>
        </text:list-item>
      </text:list>
      <text:list xml:id="list38714197" text:continue-list="list38714277" text:style-name="Outline">
        <text:list-item>
          <text:list>
            <text:list-item>
              <text:list>
                <text:list-item>
                  <text:list>
                    <text:list-item>
                      <text:h text:style-name="P46" text:outline-level="4">Functionality</text:h>
                    </text:list-item>
                  </text:list>
                </text:list-item>
              </text:list>
            </text:list-item>
          </text:list>
        </text:list-item>
      </text:list>
      <text:list xml:id="list5531133662275692796" text:style-name="WWNum5">
        <text:list-item>
          <text:p text:style-name="P32"><text:span text:style-name="Strong_20_Emphasis">List Documents</text:span>: Retrieves a list of uploaded documents from Azure Blob Storage.</text:p>
        </text:list-item>
        <text:list-item>
          <text:p text:style-name="P32"><text:span text:style-name="Strong_20_Emphasis">Upload Document</text:span>: Uploads a document to Azure Blob Storage and returns its details.</text:p>
        </text:list-item>
        <text:list-item>
          <text:p text:style-name="P17"><text:span text:style-name="Strong_20_Emphasis">Delete Document</text:span>: Deletes a specified document from Azure Blob Storage.</text:p>
        </text:list-item>
      </text:list>
      <text:list xml:id="list38726641" text:continue-list="list38714197" text:style-name="Outline">
        <text:list-item>
          <text:list>
            <text:list-item>
              <text:list>
                <text:list-item>
                  <text:list>
                    <text:list-item>
                      <text:h text:style-name="P46" text:outline-level="4">Example Usage</text:h>
                    </text:list-item>
                  </text:list>
                </text:list-item>
              </text:list>
            </text:list-item>
          </text:list>
        </text:list-item>
      </text:list>
      <text:p text:style-name="P7">To upload, list, or delete documents, follow these steps:</text:p>
      <text:list xml:id="list2895652165543166303" text:style-name="WWNum6">
        <text:list-item>
          <text:p text:style-name="P33">Use the respective endpoints (<text:span text:style-name="Source_20_Text">/api/documents/upload</text:span>, <text:span text:style-name="Source_20_Text">/api/documents/list</text:span>, <text:span text:style-name="Source_20_Text">/api/documents/delete/{fileName}</text:span>) with appropriate HTTP methods and parameters.</text:p>
        </text:list-item>
        <text:list-item>
          <text:p text:style-name="P18">Check the response for success or error messages.</text:p>
        </text:list-item>
      </text:list>
      <text:list xml:id="list38705798" text:continue-list="list38726641" text:style-name="Outline">
        <text:list-item>
          <text:list>
            <text:list-item>
              <text:list>
                <text:list-item>
                  <text:list>
                    <text:list-item>
                      <text:h text:style-name="P46" text:outline-level="4">Example Request (Upload Document)</text:h>
                    </text:list-item>
                  </text:list>
                </text:list-item>
              </text:list>
            </text:list-item>
          </text:list>
        </text:list-item>
      </text:list>
      <text:p text:style-name="P8">httpCopy code</text:p>
      <text:p text:style-name="P8"><text:span text:style-name="Source_20_Text">POST /api/documents/upload</text:span></text:p>
      <text:p text:style-name="P8"><text:span text:style-name="Source_20_Text">Content-Type: multipart/form-data</text:span></text:p>
      <text:p text:style-name="P8"/>
      <text:p text:style-name="P8"><text:span text:style-name="Source_20_Text">--boundary</text:span></text:p>
      <text:p text:style-name="P8"><text:span text:style-name="Source_20_Text">Content-Disposition: form-data; name="file"; filename="example.docx"</text:span></text:p>
      <text:p text:style-name="P8"><text:span text:style-name="Source_20_Text">Content-Type: application/vnd.openxmlformats-officedocument.wordprocessingml.document</text:span></text:p>
      <text:p text:style-name="P8"/>
      <text:p text:style-name="P8"><text:span text:style-name="Source_20_Text">[file content]</text:span></text:p>
      <text:p text:style-name="P9"><text:span text:style-name="Source_20_Text">--boundary--</text:span></text:p>
      <text:list xml:id="list38707006" text:continue-numbering="true" text:style-name="Outline">
        <text:list-item>
          <text:list>
            <text:list-item>
              <text:list>
                <text:list-item>
                  <text:list>
                    <text:list-item>
                      <text:h text:style-name="P46" text:outline-level="4">Example Response (Upload Document)</text:h>
                    </text:list-item>
                  </text:list>
                </text:list-item>
              </text:list>
            </text:list-item>
          </text:list>
        </text:list-item>
      </text:list>
      <text:p text:style-name="P8">jsonCopy code</text:p>
      <text:p text:style-name="P8"><text:span text:style-name="Source_20_Text">{</text:span></text:p>
      <text:p text:style-name="P8"><text:span text:style-name="Source_20_Text"><text:s text:c="2"/>"OriginalFileName": "example.docx",</text:span></text:p>
      <text:p text:style-name="P8"><text:span text:style-name="Source_20_Text"><text:s text:c="2"/>"FileName": "example.docx",</text:span></text:p>
      <text:p text:style-name="P8"><text:span text:style-name="Source_20_Text"><text:s text:c="2"/>"FilePath": "https://yourstorageaccount.blob.core.windows.net/uploaded-documents/example.docx",</text:span></text:p>
      <text:p text:style-name="P8"><text:span text:style-name="Source_20_Text"><text:s text:c="2"/>"FolderName": "uploaded-documents"</text:span></text:p>
      <text:p text:style-name="P9"><text:span text:style-name="Source_20_Text">}</text:span></text:p>
      <text:list xml:id="list38709930" text:continue-numbering="true" text:style-name="Outline">
        <text:list-item>
          <text:list>
            <text:list-item>
              <text:list>
                <text:list-item>
                  <text:list>
                    <text:list-item>
                      <text:h text:style-name="P46" text:outline-level="4">Example Request (Delete Document)</text:h>
                    </text:list-item>
                  </text:list>
                </text:list-item>
              </text:list>
            </text:list-item>
          </text:list>
        </text:list-item>
      </text:list>
      <text:p text:style-name="P8">httpCopy code</text:p>
      <text:p text:style-name="P9"><text:span text:style-name="Source_20_Text">DELETE /api/documents/delete/example.docx</text:span></text:p>
      <text:list xml:id="list38705900" text:continue-numbering="true" text:style-name="Outline">
        <text:list-item>
          <text:list>
            <text:list-item>
              <text:list>
                <text:list-item>
                  <text:list>
                    <text:list-item>
                      <text:h text:style-name="P46" text:outline-level="4"><text:soft-page-break/>Example Response (Delete Document)</text:h>
                    </text:list-item>
                  </text:list>
                </text:list-item>
              </text:list>
            </text:list-item>
          </text:list>
        </text:list-item>
      </text:list>
      <text:p text:style-name="P8">jsonCopy code</text:p>
      <text:p text:style-name="P9"><text:span text:style-name="Source_20_Text">"Document 'example.docx' deleted successfully."</text:span></text:p>
      <text:p text:style-name="P2"/>
      <text:p text:style-name="P2">C# Codes:</text:p>
      <text:p text:style-name="P2"/>
      <text:p text:style-name="P4">Login Controller Code:</text:p>
      <text:p text:style-name="P4"/>
      <text:p text:style-name="P5">using Microsoft.AspNetCore.Mvc;</text:p>
      <text:p text:style-name="P5">using Query_Quasar_Bot_API.Models;</text:p>
      <text:p text:style-name="P5">using System;</text:p>
      <text:p text:style-name="P5"/>
      <text:p text:style-name="P5">namespace Query_Quasar_Bot_API.Controllers</text:p>
      <text:p text:style-name="P5">{</text:p>
      <text:p text:style-name="P5"><text:s text:c="4"/>[Route("api/[controller]")]</text:p>
      <text:p text:style-name="P5"><text:s text:c="4"/>[ApiController]</text:p>
      <text:p text:style-name="P5"><text:s text:c="4"/>public class LoginController : ControllerBase</text:p>
      <text:p text:style-name="P5"><text:s text:c="4"/>{</text:p>
      <text:p text:style-name="P5"><text:s text:c="8"/>[HttpPost]</text:p>
      <text:p text:style-name="P5"><text:s text:c="8"/>public IActionResult Login(LoginRequest request)</text:p>
      <text:p text:style-name="P5"><text:s text:c="8"/>{</text:p>
      <text:p text:style-name="P5"><text:s text:c="12"/>try</text:p>
      <text:p text:style-name="P5"><text:s text:c="12"/>{</text:p>
      <text:p text:style-name="P5"><text:s text:c="16"/>// Hardcoded credentials</text:p>
      <text:p text:style-name="P5"><text:s text:c="16"/>const string adminEmail = "admin@example.com";</text:p>
      <text:p text:style-name="P5"><text:s text:c="16"/>const string adminPassword = "adminpassword";</text:p>
      <text:p text:style-name="P5"><text:s text:c="16"/>const string userEmail = "user@example.com";</text:p>
      <text:p text:style-name="P5"><text:s text:c="16"/>const string userPassword = "userpassword";</text:p>
      <text:p text:style-name="P5"><text:s text:c="16"/>//const string userEmail1 = "premium-user@example.com";</text:p>
      <text:p text:style-name="P5"><text:s text:c="16"/>//const string userPassword1 = "premium-user-password";</text:p>
      <text:p text:style-name="P5"/>
      <text:p text:style-name="P5"><text:s text:c="16"/>// Validate request</text:p>
      <text:p text:style-name="P5"><text:s text:c="16"/>if (string.IsNullOrEmpty(request.UserMail) || string.IsNullOrEmpty(request.Password))</text:p>
      <text:p text:style-name="P5"><text:s text:c="16"/>{</text:p>
      <text:p text:style-name="P5"><text:s text:c="20"/>return BadRequest(new { message = "UserMail and Password are required." });</text:p>
      <text:p text:style-name="P5"><text:s text:c="16"/>}</text:p>
      <text:p text:style-name="P5"/>
      <text:p text:style-name="P5"><text:s text:c="16"/>// Check if the provided credentials match the hardcoded values</text:p>
      <text:p text:style-name="P5"><text:s text:c="16"/>bool isAdmin = false;</text:p>
      <text:p text:style-name="P5"><text:s text:c="16"/>bool isPremium = false;</text:p>
      <text:p text:style-name="P5"/>
      <text:p text:style-name="P5"><text:s text:c="16"/>if (request.UserMail == adminEmail &amp;&amp; request.Password == adminPassword)</text:p>
      <text:p text:style-name="P5"><text:s text:c="16"/>{</text:p>
      <text:p text:style-name="P5"><text:s text:c="20"/>isAdmin = true;</text:p>
      <text:p text:style-name="P5"><text:s text:c="20"/>isPremium = true;</text:p>
      <text:p text:style-name="P5"><text:s text:c="16"/>}</text:p>
      <text:p text:style-name="P5"><text:s text:c="16"/>else if (request.UserMail == userEmail &amp;&amp; request.Password == userPassword)</text:p>
      <text:p text:style-name="P5"><text:s text:c="16"/>{</text:p>
      <text:p text:style-name="P5"><text:s text:c="20"/>// No need to set isAdmin = false here as it's already initialized to false</text:p>
      <text:p text:style-name="P5"><text:soft-page-break/><text:s text:c="16"/>}</text:p>
      <text:p text:style-name="P5"><text:s text:c="16"/>//else if(request.UserMail== userEmail1 &amp;&amp; request.Password == userPassword1)</text:p>
      <text:p text:style-name="P5"><text:s text:c="16"/>//{</text:p>
      <text:p text:style-name="P5"><text:s text:c="16"/>// <text:s text:c="3"/>isPremium=true;</text:p>
      <text:p text:style-name="P5"><text:s text:c="16"/>//}</text:p>
      <text:p text:style-name="P5"><text:s text:c="16"/>else</text:p>
      <text:p text:style-name="P5"><text:s text:c="16"/>{</text:p>
      <text:p text:style-name="P5"><text:s text:c="20"/>// Return unauthorized if credentials do not match</text:p>
      <text:p text:style-name="P5"><text:s text:c="20"/>return Unauthorized(new { message = "Invalid credentials." });</text:p>
      <text:p text:style-name="P5"><text:s text:c="16"/>}</text:p>
      <text:p text:style-name="P5"/>
      <text:p text:style-name="P5"><text:s text:c="16"/>// Return the user's role and whether they are admin</text:p>
      <text:p text:style-name="P5"><text:s text:c="16"/>return Ok(new { message = "Login successful.", isAdmin,isPremium });</text:p>
      <text:p text:style-name="P5"><text:s text:c="12"/>}</text:p>
      <text:p text:style-name="P5"><text:s text:c="12"/>catch (Exception ex)</text:p>
      <text:p text:style-name="P5"><text:s text:c="12"/>{</text:p>
      <text:p text:style-name="P5"><text:s text:c="16"/>// Return internal server error if an exception occurs</text:p>
      <text:p text:style-name="P5"><text:s text:c="16"/>return StatusCode(500, new { message = $"An error occurred: {ex.Message}" });</text:p>
      <text:p text:style-name="P5"><text:s text:c="12"/>}</text:p>
      <text:p text:style-name="P5"><text:s text:c="8"/>}</text:p>
      <text:p text:style-name="P5"><text:s text:c="4"/>}</text:p>
      <text:p text:style-name="P5">}</text:p>
      <text:p text:style-name="Standard"/>
      <text:p text:style-name="Standard"/>
      <text:p text:style-name="P4">Document Controller Code:</text:p>
      <text:p text:style-name="P4"/>
      <text:p text:style-name="P5">using Microsoft.AspNetCore.Hosting;</text:p>
      <text:p text:style-name="P5">using Microsoft.AspNetCore.Http;</text:p>
      <text:p text:style-name="P5">using Microsoft.AspNetCore.Mvc;</text:p>
      <text:p text:style-name="P5">using Microsoft.Extensions.Configuration;</text:p>
      <text:p text:style-name="P5">using Azure.Storage.Blobs;</text:p>
      <text:p text:style-name="P5">using System;</text:p>
      <text:p text:style-name="P5">using System.IO;</text:p>
      <text:p text:style-name="P5">using System.Linq;</text:p>
      <text:p text:style-name="P5">using System.Threading.Tasks;</text:p>
      <text:p text:style-name="P5"/>
      <text:p text:style-name="P5">[Route("api/documents")]</text:p>
      <text:p text:style-name="P5">[ApiController]</text:p>
      <text:p text:style-name="P5">public class DocumentsController : ControllerBase</text:p>
      <text:p text:style-name="P5">{</text:p>
      <text:p text:style-name="P5"><text:s text:c="4"/>private readonly string _uploadFolder = "uploaded-documents"; // Updated to use blob storage</text:p>
      <text:p text:style-name="P5"><text:s text:c="4"/>private readonly BlobServiceClient _blobServiceClient;</text:p>
      <text:p text:style-name="P5"/>
      <text:p text:style-name="P5"><text:s text:c="4"/>public DocumentsController(IConfiguration configuration)</text:p>
      <text:p text:style-name="P5"><text:s text:c="4"/>{</text:p>
      <text:p text:style-name="P5"><text:s text:c="8"/>// Retrieve the Azure Storage connection string from the configuration</text:p>
      <text:p text:style-name="P5"><text:s text:c="8"/>string storageConnectionString = configuration["AzureConnectionStrings:AzureStorageConnectionString"];</text:p>
      <text:p text:style-name="P5"/>
      <text:p text:style-name="P5"><text:s text:c="8"/>// Initialize the BlobServiceClient with the retrieved connection string</text:p>
      <text:p text:style-name="P5"><text:s text:c="8"/>_blobServiceClient = new BlobServiceClient(storageConnectionString);</text:p>
      <text:p text:style-name="P5"><text:s text:c="4"/>}</text:p>
      <text:p text:style-name="P5"/>
      <text:p text:style-name="P5"><text:s text:c="4"/>[HttpGet("list")]</text:p>
      <text:p text:style-name="P5"><text:soft-page-break/><text:s text:c="4"/>public async Task&lt;IActionResult&gt; GetDocumentList()</text:p>
      <text:p text:style-name="P5"><text:s text:c="4"/>{</text:p>
      <text:p text:style-name="P5"><text:s text:c="8"/>try</text:p>
      <text:p text:style-name="P5"><text:s text:c="8"/>{</text:p>
      <text:p text:style-name="P5"><text:s text:c="12"/>var containerClient = _blobServiceClient.GetBlobContainerClient(_uploadFolder);</text:p>
      <text:p text:style-name="P5"/>
      <text:p text:style-name="P5"><text:s text:c="12"/>if (!await containerClient.ExistsAsync())</text:p>
      <text:p text:style-name="P5"><text:s text:c="12"/>{</text:p>
      <text:p text:style-name="P5"><text:s text:c="16"/>return NotFound("UploadedDocuments container not found.");</text:p>
      <text:p text:style-name="P5"><text:s text:c="12"/>}</text:p>
      <text:p text:style-name="P5"/>
      <text:p text:style-name="P5"><text:s text:c="12"/>var files = containerClient.GetBlobs().Select(blobItem =&gt; blobItem.Name).ToList();</text:p>
      <text:p text:style-name="P5"/>
      <text:p text:style-name="P5"><text:s text:c="12"/>return Ok(new { Files = files });</text:p>
      <text:p text:style-name="P5"><text:s text:c="8"/>}</text:p>
      <text:p text:style-name="P5"><text:s text:c="8"/>catch (Exception ex)</text:p>
      <text:p text:style-name="P5"><text:s text:c="8"/>{</text:p>
      <text:p text:style-name="P5"><text:s text:c="12"/>return StatusCode(500, $"Internal server error: {ex.Message}");</text:p>
      <text:p text:style-name="P5"><text:s text:c="8"/>}</text:p>
      <text:p text:style-name="P5"><text:s text:c="4"/>}</text:p>
      <text:p text:style-name="P5"/>
      <text:p text:style-name="P5"><text:s text:c="4"/>[HttpPost("upload")]</text:p>
      <text:p text:style-name="P5"><text:s text:c="4"/>public async Task&lt;IActionResult&gt; UploadDocument(IFormFile file)</text:p>
      <text:p text:style-name="P5"><text:s text:c="4"/>{</text:p>
      <text:p text:style-name="P5"><text:s text:c="8"/>try</text:p>
      <text:p text:style-name="P5"><text:s text:c="8"/>{</text:p>
      <text:p text:style-name="P5"><text:s text:c="12"/>if (file == null || file.Length == 0)</text:p>
      <text:p text:style-name="P5"><text:s text:c="12"/>{</text:p>
      <text:p text:style-name="P5"><text:s text:c="16"/>return BadRequest("Invalid file");</text:p>
      <text:p text:style-name="P5"><text:s text:c="12"/>}</text:p>
      <text:p text:style-name="P5"/>
      <text:p text:style-name="P5"><text:s text:c="12"/>var containerClient = _blobServiceClient.GetBlobContainerClient(_uploadFolder);</text:p>
      <text:p text:style-name="P5"><text:s text:c="12"/>await containerClient.CreateIfNotExistsAsync();</text:p>
      <text:p text:style-name="P5"/>
      <text:p text:style-name="P5"><text:s text:c="12"/>var originalFileName = Path.GetFileName(file.FileName);</text:p>
      <text:p text:style-name="P5"><text:s text:c="12"/>var blobClient = containerClient.GetBlobClient(originalFileName);</text:p>
      <text:p text:style-name="P5"/>
      <text:p text:style-name="P5"><text:s text:c="12"/>using (var stream = file.OpenReadStream())</text:p>
      <text:p text:style-name="P5"><text:s text:c="12"/>{</text:p>
      <text:p text:style-name="P5"><text:s text:c="16"/>await blobClient.UploadAsync(stream, true);</text:p>
      <text:p text:style-name="P5"><text:s text:c="12"/>}</text:p>
      <text:p text:style-name="P5"/>
      <text:p text:style-name="P5"><text:s text:c="12"/>return Ok(new { OriginalFileName = originalFileName, FileName = originalFileName, FilePath = blobClient.Uri.ToString(), FolderName = _uploadFolder });</text:p>
      <text:p text:style-name="P5"><text:s text:c="8"/>}</text:p>
      <text:p text:style-name="P5"><text:s text:c="8"/>catch (Exception ex)</text:p>
      <text:p text:style-name="P5"><text:s text:c="8"/>{</text:p>
      <text:p text:style-name="P5"><text:s text:c="12"/>return StatusCode(500, $"Internal server error: {ex.Message}");</text:p>
      <text:p text:style-name="P5"><text:s text:c="8"/>}</text:p>
      <text:p text:style-name="P5"><text:s text:c="4"/>}</text:p>
      <text:p text:style-name="P5"/>
      <text:p text:style-name="P5"><text:s text:c="4"/>[HttpDelete("delete/{fileName}")]</text:p>
      <text:p text:style-name="P5"><text:s text:c="4"/>public async Task&lt;IActionResult&gt; DeleteDocument(string fileName)</text:p>
      <text:p text:style-name="P5"><text:s text:c="4"/>{</text:p>
      <text:p text:style-name="P5"><text:s text:c="8"/>try</text:p>
      <text:p text:style-name="P5"><text:soft-page-break/><text:s text:c="8"/>{</text:p>
      <text:p text:style-name="P5"><text:s text:c="12"/>var containerClient = _blobServiceClient.GetBlobContainerClient(_uploadFolder);</text:p>
      <text:p text:style-name="P5"><text:s text:c="12"/>var blobClient = containerClient.GetBlobClient(fileName);</text:p>
      <text:p text:style-name="P5"/>
      <text:p text:style-name="P5"><text:s text:c="12"/>if (await blobClient.ExistsAsync())</text:p>
      <text:p text:style-name="P5"><text:s text:c="12"/>{</text:p>
      <text:p text:style-name="P5"><text:s text:c="16"/>await blobClient.DeleteAsync();</text:p>
      <text:p text:style-name="P5"><text:s text:c="16"/>return Ok($"Document '{fileName}' deleted successfully.");</text:p>
      <text:p text:style-name="P5"><text:s text:c="12"/>}</text:p>
      <text:p text:style-name="P5"><text:s text:c="12"/>else</text:p>
      <text:p text:style-name="P5"><text:s text:c="12"/>{</text:p>
      <text:p text:style-name="P5"><text:s text:c="16"/>return NotFound($"Document '{fileName}' not found.");</text:p>
      <text:p text:style-name="P5"><text:s text:c="12"/>}</text:p>
      <text:p text:style-name="P5"><text:s text:c="8"/>}</text:p>
      <text:p text:style-name="P5"><text:s text:c="8"/>catch (Exception ex)</text:p>
      <text:p text:style-name="P5"><text:s text:c="8"/>{</text:p>
      <text:p text:style-name="P5"><text:s text:c="12"/>return StatusCode(500, $"Internal server error: {ex.Message}");</text:p>
      <text:p text:style-name="P5"><text:s text:c="8"/>}</text:p>
      <text:p text:style-name="P5"><text:s text:c="4"/>}</text:p>
      <text:p text:style-name="P5">}</text:p>
      <text:p text:style-name="Standard"/>
      <text:p text:style-name="P2"/>
      <text:p text:style-name="P3">Interaction With Open AI</text:p>
      <text:p text:style-name="P3"/>
      <text:list xml:id="list38712583" text:continue-numbering="true" text:style-name="Outline">
        <text:list-item>
          <text:list>
            <text:list-item>
              <text:list>
                <text:list-item>
                  <text:h text:style-name="Heading_20_3" text:outline-level="3"><text:bookmark-start text:name="__RefHeading__861_760243456"/><text:bookmark-start text:name="Bookmark2"/>Approach 1 - Code 1 Documentation<text:bookmark-end text:name="Bookmark2"/> (Context Setting)<text:bookmark-end text:name="__RefHeading__861_760243456"/></text:h>
                  <text:list>
                    <text:list-item>
                      <text:h text:style-name="P46" text:outline-level="4">Overview</text:h>
                    </text:list-item>
                  </text:list>
                </text:list-item>
              </text:list>
            </text:list-item>
          </text:list>
        </text:list-item>
      </text:list>
      <text:p text:style-name="P7">Code 1 is a Flask application that serves as an interface for querying and processing text documents stored in Azure Blob Storage. It leverages OpenAI's GPT-3.5 for natural language understanding and response generation.</text:p>
      <text:list xml:id="list38731478" text:continue-numbering="true" text:style-name="Outline">
        <text:list-item>
          <text:list>
            <text:list-item>
              <text:list>
                <text:list-item>
                  <text:list>
                    <text:list-item>
                      <text:h text:style-name="P46" text:outline-level="4">Functionality</text:h>
                    </text:list-item>
                  </text:list>
                </text:list-item>
              </text:list>
            </text:list-item>
          </text:list>
        </text:list-item>
      </text:list>
      <text:list xml:id="list6938838793608191375" text:style-name="WWNum7">
        <text:list-item>
          <text:p text:style-name="P34"><text:span text:style-name="Strong_20_Emphasis">Text Extraction</text:span>: Reads text content from various document formats including <text:span text:style-name="Source_20_Text">.docx</text:span>, <text:span text:style-name="Source_20_Text">.xlsx</text:span>, <text:span text:style-name="Source_20_Text">.pptx</text:span>, <text:span text:style-name="Source_20_Text">.pdf</text:span>, and generic text files.</text:p>
        </text:list-item>
        <text:list-item>
          <text:p text:style-name="P34"><text:span text:style-name="Strong_20_Emphasis">Document Concatenation</text:span>: Combines text content from multiple documents stored in a specified Azure Blob Storage container.</text:p>
        </text:list-item>
        <text:list-item>
          <text:p text:style-name="P34"><text:span text:style-name="Strong_20_Emphasis">Query Processing</text:span>: Accepts user queries and utilizes OpenAI's GPT-3.5 to understand and respond based on the provided document content.</text:p>
        </text:list-item>
        <text:list-item>
          <text:p text:style-name="P19"><text:span text:style-name="Strong_20_Emphasis">Error Handling</text:span>: Logs errors encountered during document reading and query processing.</text:p>
        </text:list-item>
      </text:list>
      <text:list xml:id="list38735642" text:continue-list="list38731478" text:style-name="Outline">
        <text:list-item>
          <text:list>
            <text:list-item>
              <text:list>
                <text:list-item>
                  <text:list>
                    <text:list-item>
                      <text:h text:style-name="P46" text:outline-level="4">Components</text:h>
                    </text:list-item>
                  </text:list>
                </text:list-item>
              </text:list>
            </text:list-item>
          </text:list>
        </text:list-item>
      </text:list>
      <text:list xml:id="list2951999062495112296" text:style-name="WWNum8">
        <text:list-item>
          <text:p text:style-name="P35"><text:span text:style-name="Strong_20_Emphasis">Flask Routes</text:span>:</text:p>
          <text:list>
            <text:list-item>
              <text:p text:style-name="P35"><text:span text:style-name="Source_20_Text">/context_query</text:span>: Accepts POST requests with user queries, processes them using OpenAI's API, and returns responses.</text:p>
            </text:list-item>
          </text:list>
        </text:list-item>
        <text:list-item>
          <text:p text:style-name="P35"><text:span text:style-name="Strong_20_Emphasis">Document Reading Functions</text:span>:</text:p>
          <text:list>
            <text:list-item>
              <text:p text:style-name="P35">Functions to read text from different document types such as Word, Excel, PowerPoint, PDF, etc.</text:p>
            </text:list-item>
          </text:list>
        </text:list-item>
        <text:list-item>
          <text:p text:style-name="P35"><text:span text:style-name="Strong_20_Emphasis">Azure Blob Storage Interaction</text:span>:</text:p>
          <text:list>
            <text:list-item>
              <text:p text:style-name="P20"><text:soft-page-break/>Initializes BlobServiceClient to interact with Azure Blob Storage and fetch documents.</text:p>
            </text:list-item>
          </text:list>
        </text:list-item>
      </text:list>
      <text:list xml:id="list38712169" text:continue-list="list38735642" text:style-name="Outline">
        <text:list-item>
          <text:list>
            <text:list-item>
              <text:list>
                <text:list-item>
                  <text:list>
                    <text:list-item>
                      <text:h text:style-name="P46" text:outline-level="4">Usage</text:h>
                    </text:list-item>
                  </text:list>
                </text:list-item>
              </text:list>
            </text:list-item>
          </text:list>
        </text:list-item>
      </text:list>
      <text:list xml:id="list3162120294332109960" text:style-name="WWNum9">
        <text:list-item>
          <text:p text:style-name="P36">Ensure the Azure Blob Storage connection string and OpenAI API key are correctly configured.</text:p>
        </text:list-item>
        <text:list-item>
          <text:p text:style-name="P21">Run the Flask application (<text:span text:style-name="Source_20_Text">app.run()</text:span>).</text:p>
        </text:list-item>
      </text:list>
      <text:list xml:id="list38710428" text:continue-list="list38712169" text:style-name="Outline">
        <text:list-item>
          <text:list>
            <text:list-item>
              <text:list>
                <text:list-item>
                  <text:list>
                    <text:list-item>
                      <text:h text:style-name="P46" text:outline-level="4">Dependencies</text:h>
                    </text:list-item>
                  </text:list>
                </text:list-item>
              </text:list>
            </text:list-item>
          </text:list>
        </text:list-item>
      </text:list>
      <text:list xml:id="list7310335424696833183" text:style-name="WWNum10">
        <text:list-item>
          <text:p text:style-name="P37">Flask</text:p>
        </text:list-item>
        <text:list-item>
          <text:p text:style-name="P37">Flask-CORS</text:p>
        </text:list-item>
        <text:list-item>
          <text:p text:style-name="P37">OpenAI</text:p>
        </text:list-item>
        <text:list-item>
          <text:p text:style-name="P37">azure-storage-blob</text:p>
        </text:list-item>
        <text:list-item>
          <text:p text:style-name="P37">python-docx</text:p>
        </text:list-item>
        <text:list-item>
          <text:p text:style-name="P37">pandas</text:p>
        </text:list-item>
        <text:list-item>
          <text:p text:style-name="P37">python-pptx</text:p>
        </text:list-item>
        <text:list-item>
          <text:p text:style-name="P37">PyPDF2</text:p>
        </text:list-item>
        <text:list-item>
          <text:p text:style-name="P22">Other standard Python libraries</text:p>
        </text:list-item>
      </text:list>
      <text:p text:style-name="Horizontal_20_Line"/>
      <text:list xml:id="list38706769" text:continue-list="list38710428" text:style-name="Outline">
        <text:list-item>
          <text:list>
            <text:list-item>
              <text:list>
                <text:list-item>
                  <text:h text:style-name="P45" text:outline-level="3"><text:bookmark-start text:name="__RefHeading__863_760243456"/><text:bookmark-start text:name="Bookmark3"/>Approach 2 - Code 2 Documentation<text:bookmark-end text:name="Bookmark3"/> (BERT Method)<text:bookmark-end text:name="__RefHeading__863_760243456"/></text:h>
                  <text:list>
                    <text:list-item>
                      <text:h text:style-name="P46" text:outline-level="4">Overview</text:h>
                    </text:list-item>
                  </text:list>
                </text:list-item>
              </text:list>
            </text:list-item>
          </text:list>
        </text:list-item>
      </text:list>
      <text:p text:style-name="P7">Code 2 is a Flask application primarily focused on fine-tuning and utilizing a BERT-based model for document classification. It also includes functionalities for reading various document formats and interacting with Azure Blob Storage.</text:p>
      <text:list xml:id="list38715957" text:continue-numbering="true" text:style-name="Outline">
        <text:list-item>
          <text:list>
            <text:list-item>
              <text:list>
                <text:list-item>
                  <text:list>
                    <text:list-item>
                      <text:h text:style-name="P46" text:outline-level="4">Functionality</text:h>
                    </text:list-item>
                  </text:list>
                </text:list-item>
              </text:list>
            </text:list-item>
          </text:list>
        </text:list-item>
      </text:list>
      <text:list xml:id="list3887268882066093042" text:style-name="WWNum11">
        <text:list-item>
          <text:p text:style-name="P38"><text:span text:style-name="Strong_20_Emphasis">Data Preprocessing</text:span>: Loads and preprocesses a dataset stored in Azure Blob Storage for BERT fine-tuning.</text:p>
        </text:list-item>
        <text:list-item>
          <text:p text:style-name="P38"><text:span text:style-name="Strong_20_Emphasis">BERT Fine-Tuning</text:span>: Fine-tunes a BERT model for sequence classification using the preprocessed dataset.</text:p>
        </text:list-item>
        <text:list-item>
          <text:p text:style-name="P38"><text:span text:style-name="Strong_20_Emphasis">Document Reading</text:span>: Reads text content from different document formats including Word, Excel, PowerPoint, PDF, etc., stored in Azure Blob Storage.</text:p>
        </text:list-item>
        <text:list-item>
          <text:p text:style-name="P38"><text:span text:style-name="Strong_20_Emphasis">Query Processing</text:span>: Classifies user queries using the fine-tuned BERT model and generates responses based on document content.</text:p>
        </text:list-item>
        <text:list-item>
          <text:p text:style-name="P23"><text:span text:style-name="Strong_20_Emphasis">Error Handling</text:span>: Logs errors encountered during document reading and query processing.</text:p>
        </text:list-item>
      </text:list>
      <text:list xml:id="list38729907" text:continue-list="list38715957" text:style-name="Outline">
        <text:list-item>
          <text:list>
            <text:list-item>
              <text:list>
                <text:list-item>
                  <text:list>
                    <text:list-item>
                      <text:h text:style-name="P46" text:outline-level="4">Components</text:h>
                    </text:list-item>
                  </text:list>
                </text:list-item>
              </text:list>
            </text:list-item>
          </text:list>
        </text:list-item>
      </text:list>
      <text:list xml:id="list8994175417506140923" text:style-name="WWNum12">
        <text:list-item>
          <text:p text:style-name="P24"><text:span text:style-name="Strong_20_Emphasis">Flask Routes</text:span>:</text:p>
          <text:list>
            <text:list-item>
              <text:p text:style-name="P39"><text:span text:style-name="Source_20_Text">/bert_query</text:span>: Accepts POST requests with user queries, classifies them using the fine-tuned BERT model, and generates responses.</text:p>
            </text:list-item>
          </text:list>
        </text:list-item>
        <text:list-item>
          <text:p text:style-name="P24"><text:span text:style-name="Strong_20_Emphasis">BERT Fine-Tuning</text:span>:</text:p>
          <text:list>
            <text:list-item>
              <text:p text:style-name="P39">Prepares dataset, fine-tunes BERT model, and saves the fine-tuned model locally.</text:p>
            </text:list-item>
          </text:list>
        </text:list-item>
        <text:list-item>
          <text:p text:style-name="P24"><text:span text:style-name="Strong_20_Emphasis">Document Reading Functions</text:span>:</text:p>
          <text:list>
            <text:list-item>
              <text:p text:style-name="P39"><text:soft-page-break/>Functions to read text from different document types such as Word, Excel, PowerPoint, PDF, etc.</text:p>
            </text:list-item>
          </text:list>
        </text:list-item>
        <text:list-item>
          <text:p text:style-name="P24"><text:span text:style-name="Strong_20_Emphasis">Azure Blob Storage Interaction</text:span>:</text:p>
          <text:list>
            <text:list-item>
              <text:p text:style-name="P24">Initializes BlobServiceClient to interact with Azure Blob Storage and fetch documents.</text:p>
            </text:list-item>
          </text:list>
        </text:list-item>
      </text:list>
      <text:list xml:id="list38733609" text:continue-list="list38729907" text:style-name="Outline">
        <text:list-item>
          <text:list>
            <text:list-item>
              <text:list>
                <text:list-item>
                  <text:list>
                    <text:list-item>
                      <text:h text:style-name="P46" text:outline-level="4">Usage</text:h>
                    </text:list-item>
                  </text:list>
                </text:list-item>
              </text:list>
            </text:list-item>
          </text:list>
        </text:list-item>
      </text:list>
      <text:list xml:id="list6797182489183167613" text:style-name="WWNum13">
        <text:list-item>
          <text:p text:style-name="P40">Ensure the Azure Blob Storage connection string is correctly configured.</text:p>
        </text:list-item>
        <text:list-item>
          <text:p text:style-name="P25">Fine-tune the BERT model by running the Flask application (<text:span text:style-name="Source_20_Text">app.run()</text:span>).</text:p>
        </text:list-item>
      </text:list>
      <text:list xml:id="list38714547" text:continue-list="list38733609" text:style-name="Outline">
        <text:list-item>
          <text:list>
            <text:list-item>
              <text:list>
                <text:list-item>
                  <text:list>
                    <text:list-item>
                      <text:h text:style-name="P46" text:outline-level="4">Dependencies</text:h>
                    </text:list-item>
                  </text:list>
                </text:list-item>
              </text:list>
            </text:list-item>
          </text:list>
        </text:list-item>
      </text:list>
      <text:list xml:id="list4645409701156396334" text:style-name="WWNum14">
        <text:list-item>
          <text:p text:style-name="P41">Flask</text:p>
        </text:list-item>
        <text:list-item>
          <text:p text:style-name="P41">Flask-CORS</text:p>
        </text:list-item>
        <text:list-item>
          <text:p text:style-name="P41">pandas</text:p>
        </text:list-item>
        <text:list-item>
          <text:p text:style-name="P41">torch</text:p>
        </text:list-item>
        <text:list-item>
          <text:p text:style-name="P41">transformers</text:p>
        </text:list-item>
        <text:list-item>
          <text:p text:style-name="P41">azure-storage-blob</text:p>
        </text:list-item>
        <text:list-item>
          <text:p text:style-name="P41">python-docx</text:p>
        </text:list-item>
        <text:list-item>
          <text:p text:style-name="P41">openpyxl</text:p>
        </text:list-item>
        <text:list-item>
          <text:p text:style-name="P41">python-pptx</text:p>
        </text:list-item>
        <text:list-item>
          <text:p text:style-name="P41">ezodf</text:p>
        </text:list-item>
        <text:list-item>
          <text:p text:style-name="P41">PyPDF2</text:p>
        </text:list-item>
        <text:list-item>
          <text:p text:style-name="P26">Other standard Python libraries</text:p>
        </text:list-item>
      </text:list>
      <text:p text:style-name="P2"/>
      <text:p text:style-name="P2"/>
      <text:p text:style-name="P2">Python Codes:</text:p>
      <text:p text:style-name="P2"/>
      <text:p text:style-name="P2"/>
      <text:p text:style-name="P4">Approach 1 Code (Context Setting):</text:p>
      <text:p text:style-name="P4"/>
      <text:p text:style-name="P4"/>
      <text:p text:style-name="Standard">import logging</text:p>
      <text:p text:style-name="Standard">from flask import Flask, request, jsonify</text:p>
      <text:p text:style-name="Standard">import io</text:p>
      <text:p text:style-name="Standard">from flask_cors import CORS</text:p>
      <text:p text:style-name="Standard">import openai</text:p>
      <text:p text:style-name="Standard">from azure.storage.blob import BlobServiceClient</text:p>
      <text:p text:style-name="Standard">import docx</text:p>
      <text:p text:style-name="Standard">import pandas as pd</text:p>
      <text:p text:style-name="Standard">import pptx</text:p>
      <text:p text:style-name="Standard">import PyPDF2</text:p>
      <text:p text:style-name="Standard">#import odf.opendocument</text:p>
      <text:p text:style-name="Standard">#import odf.text</text:p>
      <text:p text:style-name="Standard"/>
      <text:p text:style-name="Standard"># Set up logging</text:p>
      <text:p text:style-name="Standard">logging.basicConfig(filename='error.log', level=logging.ERROR)</text:p>
      <text:p text:style-name="Standard"><text:soft-page-break/></text:p>
      <text:p text:style-name="Standard"># Set your Azure Storage account connection string</text:p>
      <text:p text:style-name="Standard">azure_storage_connection_string = "AccountName=devstoreaccount1;AccountKey=Eby8vdM02xNOcqFlqUwJPLlmEtlCDXJ1OUzFT50uSRZ6IFsuFq2UVErCz4I6tq/K1SZFPTOtr/KBHBeksoGMGw==;DefaultEndpointsProtocol=http;BlobEndpoint=http://127.0.0.1:10000/devstoreaccount1;QueueEndpoint=http://127.0.0.1:10001/devstoreaccount1;TableEndpoint=http://127.0.0.1:10002/devstoreaccount1;"</text:p>
      <text:p text:style-name="Standard"/>
      <text:p text:style-name="Standard"># Initialize BlobServiceClient</text:p>
      <text:p text:style-name="Standard">blob_service_client = BlobServiceClient.from_connection_string(azure_storage_connection_string)</text:p>
      <text:p text:style-name="Standard"/>
      <text:p text:style-name="Standard"># Set your OpenAI API key</text:p>
      <text:p text:style-name="Standard">api_key = "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"</text:p>
      <text:p text:style-name="Standard">openai.api_key = api_key</text:p>
      <text:p text:style-name="Standard"/>
      <text:p text:style-name="Standard">app = Flask(__name__)</text:p>
      <text:p text:style-name="Standard">CORS(app, origins=["http://localhost:3000"]) <text:s/># Allow requests from React app</text:p>
      <text:p text:style-name="Standard"/>
      <text:p text:style-name="Standard"># Function to read text from different types of documents</text:p>
      <text:p text:style-name="Standard">def read_text_from_document(blob_client, extension):</text:p>
      <text:p text:style-name="Standard"><text:s text:c="4"/>try:</text:p>
      <text:p text:style-name="Standard"><text:s text:c="8"/>if extension == '.docx':</text:p>
      <text:p text:style-name="Standard"><text:s text:c="12"/>doc = docx.Document(io.BytesIO(blob_client.download_blob().readall()))</text:p>
      <text:p text:style-name="Standard"><text:s text:c="12"/>return '\n'.join([paragraph.text for paragraph in doc.paragraphs])</text:p>
      <text:p text:style-name="Standard"><text:s text:c="8"/>elif extension == '.xlsx':</text:p>
      <text:p text:style-name="Standard"><text:s text:c="12"/>excel_data = pd.read_excel(io.BytesIO(blob_client.download_blob().readall()))</text:p>
      <text:p text:style-name="Standard"><text:s text:c="12"/>return excel_data.to_string(index=False)</text:p>
      <text:p text:style-name="Standard"><text:s text:c="8"/>elif extension == '.pptx':</text:p>
      <text:p text:style-name="Standard"><text:s text:c="12"/>presentation = pptx.Presentation(io.BytesIO(blob_client.download_blob().readall()))</text:p>
      <text:p text:style-name="Standard"><text:s text:c="12"/>return '\n'.join([slide.text for slide in presentation.slides])</text:p>
      <text:p text:style-name="Standard"><text:s text:c="8"/>elif extension == '.pdf':</text:p>
      <text:p text:style-name="Standard"><text:s text:c="12"/>pdf_reader = PyPDF2.PdfFileReader(io.BytesIO(blob_client.download_blob().readall()))</text:p>
      <text:p text:style-name="Standard"><text:s text:c="12"/>return '\n'.join([pdf_reader.getPage(page).extractText() for page in range(pdf_reader.numPages)])</text:p>
      <text:p text:style-name="Standard"><text:s text:c="8"/># elif extension in ['.odt', '.ods', '.odp']:</text:p>
      <text:p text:style-name="Standard"><text:s text:c="8"/># <text:s text:c="4"/>document = odf.opendocument.load(io.BytesIO(blob_client.download_blob().readall()))</text:p>
      <text:p text:style-name="Standard"><text:s text:c="8"/># <text:s text:c="4"/>return ' '.join([element.text for element in document.getElementsByType(odf.text.P)]).strip()</text:p>
      <text:p text:style-name="Standard"><text:s text:c="8"/>else:</text:p>
      <text:p text:style-name="Standard"><text:s text:c="12"/>return blob_client.download_blob().content_as_text()</text:p>
      <text:p text:style-name="Standard"><text:s text:c="4"/>except Exception as ex:</text:p>
      <text:p text:style-name="Standard"><text:s text:c="8"/>logging.error(f"Error reading document: {str(ex)}")</text:p>
      <text:p text:style-name="Standard"><text:s text:c="8"/>return None</text:p>
      <text:p text:style-name="Standard"/>
      <text:p text:style-name="Standard"># Function to extract text from blobs and concatenate into a single variable</text:p>
      <text:p text:style-name="Standard">def extract_text_from_blobs(container_name):</text:p>
      <text:p text:style-name="Standard"><text:s text:c="4"/>concatenated_text = ""</text:p>
      <text:p text:style-name="Standard"><text:s text:c="4"/>container_client = blob_service_client.get_container_client(container_name)</text:p>
      <text:p text:style-name="Standard"/>
      <text:p text:style-name="Standard"><text:s text:c="4"/>for blob in container_client.list_blobs():</text:p>
      <text:p text:style-name="Standard"><text:s text:c="8"/>blob_name = blob.name</text:p>
      <text:p text:style-name="Standard"><text:s text:c="8"/>blob_client = container_client.get_blob_client(blob_name)</text:p>
      <text:p text:style-name="Standard"><text:soft-page-break/><text:s text:c="8"/>extension = blob_name.lower()[-5:]</text:p>
      <text:p text:style-name="Standard"/>
      <text:p text:style-name="Standard"><text:s text:c="8"/>text = read_text_from_document(blob_client, extension)</text:p>
      <text:p text:style-name="Standard"><text:s text:c="8"/>if text:</text:p>
      <text:p text:style-name="Standard"><text:s text:c="12"/>concatenated_text += text + "\n"</text:p>
      <text:p text:style-name="Standard"/>
      <text:p text:style-name="Standard"><text:s text:c="4"/>return concatenated_text.strip()</text:p>
      <text:p text:style-name="Standard"/>
      <text:p text:style-name="Standard">@app.route('/context_query', methods=['POST'])</text:p>
      <text:p text:style-name="Standard">def context_query():</text:p>
      <text:p text:style-name="Standard"><text:s text:c="4"/>try:</text:p>
      <text:p text:style-name="Standard"><text:s text:c="8"/># Retrieve JSON data from the request</text:p>
      <text:p text:style-name="Standard"><text:s text:c="8"/>data = request.get_json()</text:p>
      <text:p text:style-name="Standard"/>
      <text:p text:style-name="Standard"><text:s text:c="8"/># Check if 'user_query' is present in the JSON data</text:p>
      <text:p text:style-name="Standard"><text:s text:c="8"/>if 'user_query' not in data:</text:p>
      <text:p text:style-name="Standard"><text:s text:c="12"/>return jsonify({"error": "Missing 'user_query' field in the request."}), 400</text:p>
      <text:p text:style-name="Standard"/>
      <text:p text:style-name="Standard"><text:s text:c="8"/># Access 'user_query' directly</text:p>
      <text:p text:style-name="Standard"><text:s text:c="8"/>user_query = data['user_query']</text:p>
      <text:p text:style-name="Standard"/>
      <text:p text:style-name="Standard"><text:s text:c="8"/>container_name = "uploaded-documents"</text:p>
      <text:p text:style-name="Standard"><text:s text:c="8"/>concatenated_text = extract_text_from_blobs(container_name)</text:p>
      <text:p text:style-name="Standard"/>
      <text:p text:style-name="Standard"><text:s text:c="8"/># Call OpenAI to process the text with the user query</text:p>
      <text:p text:style-name="Standard"><text:s text:c="8"/>response = openai.ChatCompletion.create(</text:p>
      <text:p text:style-name="Standard"><text:s text:c="12"/>model="gpt-3.5-turbo",</text:p>
      <text:p text:style-name="Standard"><text:s text:c="12"/>messages=[</text:p>
      <text:p text:style-name="Standard"><text:s text:c="16"/>{"role": "system", "content": "Note 1: If user says Hi, respond with greeting: 'Hello how may I help you ?'.Note2: First Understand the user content and read your content word by word then give the response.Note3: Some data in the content will not be in structured manner you should read that type of content also.Avoid blank space in the content.If the information is not found, respond with 'No Content Found'"},</text:p>
      <text:p text:style-name="Standard"><text:s text:c="16"/>{"role": "user", "content": f"{user_query}, Search in the Content and give the response if the content is not found simply return No Content"},</text:p>
      <text:p text:style-name="Standard"><text:s text:c="16"/>{"role": "assistant", "content": concatenated_text}</text:p>
      <text:p text:style-name="Standard"><text:s text:c="12"/>]</text:p>
      <text:p text:style-name="Standard"><text:s text:c="8"/>)</text:p>
      <text:p text:style-name="Standard"/>
      <text:p text:style-name="Standard"><text:s text:c="8"/>return jsonify({"response": response.choices[0].message['content']})</text:p>
      <text:p text:style-name="Standard"><text:s text:c="8"/></text:p>
      <text:p text:style-name="Standard"><text:s text:c="4"/>except Exception as e:</text:p>
      <text:p text:style-name="Standard"><text:s text:c="8"/># Log the error for debugging</text:p>
      <text:p text:style-name="Standard"><text:s text:c="8"/>error_message = str(e)</text:p>
      <text:p text:style-name="Standard"><text:s text:c="8"/>logging.error(f"Error: {error_message}")</text:p>
      <text:p text:style-name="Standard"><text:s text:c="8"/>return jsonify({"error": "An internal server error occurred."}), 500</text:p>
      <text:p text:style-name="Standard"/>
      <text:p text:style-name="Standard">if __name__ == "__main__":</text:p>
      <text:p text:style-name="Standard"><text:s text:c="4"/>app.run(debug=True, port=5001)</text:p>
      <text:p text:style-name="Standard"/>
      <text:p text:style-name="Standard"/>
      <text:p text:style-name="Standard"/>
      <text:p text:style-name="P4"><text:soft-page-break/>Approach 2 Code (BERT Method):</text:p>
      <text:p text:style-name="P4"/>
      <text:p text:style-name="P4"/>
      <text:p text:style-name="Standard">import os</text:p>
      <text:p text:style-name="Standard">import io</text:p>
      <text:p text:style-name="Standard">import PyPDF2</text:p>
      <text:p text:style-name="Standard">import openai</text:p>
      <text:p text:style-name="Standard">import openpyxl</text:p>
      <text:p text:style-name="Standard">from docx import Document</text:p>
      <text:p text:style-name="Standard">from pptx import Presentation</text:p>
      <text:p text:style-name="Standard">import ezodf</text:p>
      <text:p text:style-name="Standard">import pandas as pd</text:p>
      <text:p text:style-name="Standard">import torch</text:p>
      <text:p text:style-name="Standard">from transformers import BertTokenizer, BertConfig, BertForSequenceClassification, AdamW</text:p>
      <text:p text:style-name="Standard">from torch.utils.data import DataLoader, Dataset</text:p>
      <text:p text:style-name="Standard">from sklearn.model_selection import train_test_split</text:p>
      <text:p text:style-name="Standard">from azure.storage.blob import BlobServiceClient</text:p>
      <text:p text:style-name="Standard">from flask import Flask, jsonify, request</text:p>
      <text:p text:style-name="Standard">from flask_cors import CORS</text:p>
      <text:p text:style-name="Standard"/>
      <text:p text:style-name="Standard">app = Flask(__name__)</text:p>
      <text:p text:style-name="Standard">CORS(app, resources={"/bert_query": {"origins": "http://localhost:3000"}})</text:p>
      <text:p text:style-name="Standard"/>
      <text:p text:style-name="Standard"># Set your Azure Storage account connection string</text:p>
      <text:p text:style-name="Standard">azure_storage_connection_string = "AccountName=devstoreaccount1;AccountKey=Eby8vdM02xNOcqFlqUwJPLlmEtlCDXJ1OUzFT50uSRZ6IFsuFq2UVErCz4I6tq/K1SZFPTOtr/KBHBeksoGMGw==;DefaultEndpointsProtocol=http;BlobEndpoint=http://127.0.0.1:10000/devstoreaccount1;QueueEndpoint=http://127.0.0.1:10001/devstoreaccount1;TableEndpoint=http://127.0.0.1:10002/devstoreaccount1;"</text:p>
      <text:p text:style-name="Standard"/>
      <text:p text:style-name="Standard"># Initialize BlobServiceClient</text:p>
      <text:p text:style-name="Standard">blob_service_client = BlobServiceClient.from_connection_string(azure_storage_connection_string)</text:p>
      <text:p text:style-name="Standard"/>
      <text:p text:style-name="Standard"># Load and preprocess your dataset from Azure Blob Storage</text:p>
      <text:p text:style-name="Standard">container_client = blob_service_client.get_container_client("uploaded-documents")</text:p>
      <text:p text:style-name="Standard">blob_client = container_client.get_blob_client("training_set.csv")</text:p>
      <text:p text:style-name="Standard"/>
      <text:p text:style-name="Standard"># Download dataset file from Azure Blob Storage</text:p>
      <text:p text:style-name="Standard">downloaded_blob = blob_client.download_blob()</text:p>
      <text:p text:style-name="Standard">df = pd.read_csv(io.BytesIO(downloaded_blob.readall()), encoding='latin1')</text:p>
      <text:p text:style-name="Standard">df = df.dropna() <text:s/># Drop rows with missing values</text:p>
      <text:p text:style-name="Standard">df = df.sample(frac=1).reset_index(drop=True) <text:s/># Shuffle the dataset</text:p>
      <text:p text:style-name="Standard"/>
      <text:p text:style-name="Standard"># Split the dataset into training and validation sets</text:p>
      <text:p text:style-name="Standard">df = df.sample(frac=1, random_state=42).reset_index(drop=True)</text:p>
      <text:p text:style-name="Standard">train_df, val_df = train_test_split(df, test_size=0.2, random_state=42)</text:p>
      <text:p text:style-name="Standard"/>
      <text:p text:style-name="Standard"># Define a custom dataset class</text:p>
      <text:p text:style-name="Standard">class CustomDataset(Dataset):</text:p>
      <text:p text:style-name="Standard"><text:s text:c="4"/>def __init__(self, texts, labels, tokenizer, max_len=128):</text:p>
      <text:p text:style-name="Standard"><text:s text:c="8"/>self.texts = texts</text:p>
      <text:p text:style-name="Standard"><text:s text:c="8"/>self.labels = labels</text:p>
      <text:p text:style-name="Standard"><text:soft-page-break/><text:s text:c="8"/>self.tokenizer = tokenizer</text:p>
      <text:p text:style-name="Standard"><text:s text:c="8"/>self.max_len = max_len</text:p>
      <text:p text:style-name="Standard"/>
      <text:p text:style-name="Standard"><text:s text:c="4"/>def __len__(self):</text:p>
      <text:p text:style-name="Standard"><text:s text:c="8"/>return len(self.texts)</text:p>
      <text:p text:style-name="Standard"/>
      <text:p text:style-name="Standard"><text:s text:c="4"/>def __getitem__(self, idx):</text:p>
      <text:p text:style-name="Standard"><text:s text:c="8"/>text = str(self.texts.iloc[idx])</text:p>
      <text:p text:style-name="Standard"><text:s text:c="8"/>label = int(self.labels.iloc[idx])</text:p>
      <text:p text:style-name="Standard"><text:s text:c="8"/>inputs = self.tokenizer(text, padding=True, truncation=True, max_length=self.max_len, return_tensors='pt')</text:p>
      <text:p text:style-name="Standard"/>
      <text:p text:style-name="Standard"><text:s text:c="8"/>return {</text:p>
      <text:p text:style-name="Standard"><text:s text:c="12"/>'text': text,</text:p>
      <text:p text:style-name="Standard"><text:s text:c="12"/>'label': label,</text:p>
      <text:p text:style-name="Standard"><text:s text:c="12"/>'input_ids': inputs['input_ids'].squeeze(),</text:p>
      <text:p text:style-name="Standard"><text:s text:c="12"/>'attention_mask': inputs['attention_mask'].squeeze(),</text:p>
      <text:p text:style-name="Standard"><text:s text:c="8"/>}</text:p>
      <text:p text:style-name="Standard"/>
      <text:p text:style-name="Standard"># Set your OpenAI GPT-3.5 API key</text:p>
      <text:p text:style-name="Standard">api_key = "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"</text:p>
      <text:p text:style-name="Standard">openai.api_key = api_key</text:p>
      <text:p text:style-name="Standard"/>
      <text:p text:style-name="Standard"># Initialize the BERT tokenizer and model</text:p>
      <text:p text:style-name="Standard">tokenizer = BertTokenizer.from_pretrained('bert-base-uncased')</text:p>
      <text:p text:style-name="Standard">model = BertForSequenceClassification.from_pretrained('bert-base-uncased', num_labels=2) <text:s/># Change num_labels according to your task</text:p>
      <text:p text:style-name="Standard">model.eval()</text:p>
      <text:p text:style-name="Standard"/>
      <text:p text:style-name="Standard"># Prepare the training and validation datasets</text:p>
      <text:p text:style-name="Standard">train_dataset = CustomDataset(train_df['text'], train_df['label'].astype(int), tokenizer)</text:p>
      <text:p text:style-name="Standard">val_dataset = CustomDataset(val_df['text'], val_df['label'].astype(int), tokenizer)</text:p>
      <text:p text:style-name="Standard"/>
      <text:p text:style-name="Standard"># DataLoader for efficient loading of data during training</text:p>
      <text:p text:style-name="Standard">def collate_fn(batch):</text:p>
      <text:p text:style-name="Standard"><text:s text:c="4"/>texts = [item['text'] for item in batch]</text:p>
      <text:p text:style-name="Standard"><text:s text:c="4"/>labels = [item['label'] for item in batch]</text:p>
      <text:p text:style-name="Standard"/>
      <text:p text:style-name="Standard"><text:s text:c="4"/># Tokenize and pad the sequences</text:p>
      <text:p text:style-name="Standard"><text:s text:c="4"/>inputs = tokenizer(texts, padding=True, truncation=True, return_tensors="pt")</text:p>
      <text:p text:style-name="Standard"><text:s text:c="4"/>input_ids = inputs["input_ids"]</text:p>
      <text:p text:style-name="Standard"><text:s text:c="4"/>attention_mask = inputs["attention_mask"]</text:p>
      <text:p text:style-name="Standard"/>
      <text:p text:style-name="Standard"><text:s text:c="4"/>return {</text:p>
      <text:p text:style-name="Standard"><text:s text:c="8"/>"input_ids": input_ids,</text:p>
      <text:p text:style-name="Standard"><text:s text:c="8"/>"attention_mask": attention_mask,</text:p>
      <text:p text:style-name="Standard"><text:s text:c="8"/>"labels": torch.tensor(labels, dtype=torch.long)</text:p>
      <text:p text:style-name="Standard"><text:s text:c="4"/>}</text:p>
      <text:p text:style-name="Standard"/>
      <text:p text:style-name="Standard">train_dataloader = DataLoader(train_dataset, batch_size=8, shuffle=True, collate_fn=collate_fn)</text:p>
      <text:p text:style-name="Standard">val_dataloader = DataLoader(val_dataset, batch_size=8, shuffle=False, collate_fn=collate_fn)</text:p>
      <text:p text:style-name="Standard"/>
      <text:p text:style-name="Standard"><text:soft-page-break/># Define optimizer and training parameters</text:p>
      <text:p text:style-name="Standard">optimizer = AdamW(model.parameters(), lr=2e-5)</text:p>
      <text:p text:style-name="Standard">num_epochs = 3</text:p>
      <text:p text:style-name="Standard"/>
      <text:p text:style-name="Standard"># Define the function to save the model locally</text:p>
      <text:p text:style-name="Standard">def save_model_locally(model, config, output_dir):</text:p>
      <text:p text:style-name="Standard"><text:s text:c="4"/># Create the directory if it doesn't exist</text:p>
      <text:p text:style-name="Standard"><text:s text:c="4"/>os.makedirs(output_dir, exist_ok=True)</text:p>
      <text:p text:style-name="Standard"><text:s text:c="4"/># Save model weights</text:p>
      <text:p text:style-name="Standard"><text:s text:c="4"/>model.save_pretrained(output_dir)</text:p>
      <text:p text:style-name="Standard"><text:s text:c="4"/># Save model configuration</text:p>
      <text:p text:style-name="Standard"><text:s text:c="4"/>config.save_pretrained(output_dir)</text:p>
      <text:p text:style-name="Standard"/>
      <text:p text:style-name="Standard"># Training loop</text:p>
      <text:p text:style-name="Standard">device = torch.device('cuda' if torch.cuda.is_available() else 'cpu')</text:p>
      <text:p text:style-name="Standard">model.to(device)</text:p>
      <text:p text:style-name="Standard"/>
      <text:p text:style-name="Standard">for epoch in range(num_epochs):</text:p>
      <text:p text:style-name="Standard"><text:s text:c="4"/>model.train()</text:p>
      <text:p text:style-name="Standard"><text:s text:c="4"/>train_loss = 0.0</text:p>
      <text:p text:style-name="Standard"><text:s text:c="4"/>for batch in train_dataloader:</text:p>
      <text:p text:style-name="Standard"><text:s text:c="8"/>inputs = {k: v.to(device) for k, v in batch.items()}</text:p>
      <text:p text:style-name="Standard"><text:s text:c="8"/>optimizer.zero_grad()</text:p>
      <text:p text:style-name="Standard"><text:s text:c="8"/>outputs = model(**inputs, return_dict=True)</text:p>
      <text:p text:style-name="Standard"><text:s text:c="8"/>loss = outputs.loss</text:p>
      <text:p text:style-name="Standard"><text:s text:c="8"/>loss.backward()</text:p>
      <text:p text:style-name="Standard"><text:s text:c="8"/>optimizer.step()</text:p>
      <text:p text:style-name="Standard"><text:s text:c="8"/>train_loss += loss.item()</text:p>
      <text:p text:style-name="Standard"/>
      <text:p text:style-name="Standard"><text:s text:c="4"/>avg_train_loss = train_loss / len(train_dataloader)</text:p>
      <text:p text:style-name="Standard"/>
      <text:p text:style-name="Standard"><text:s text:c="4"/># Validation loop</text:p>
      <text:p text:style-name="Standard"><text:s text:c="4"/>model.eval()</text:p>
      <text:p text:style-name="Standard"><text:s text:c="4"/>val_loss = 0.0</text:p>
      <text:p text:style-name="Standard"><text:s text:c="4"/>with torch.no_grad():</text:p>
      <text:p text:style-name="Standard"><text:s text:c="8"/>for batch in val_dataloader:</text:p>
      <text:p text:style-name="Standard"><text:s text:c="12"/>inputs = {k: v.to(device) for k, v in batch.items()}</text:p>
      <text:p text:style-name="Standard"><text:s text:c="12"/>outputs = model(**inputs, return_dict=True)</text:p>
      <text:p text:style-name="Standard"><text:s text:c="12"/>loss = outputs.loss</text:p>
      <text:p text:style-name="Standard"><text:s text:c="12"/>val_loss += loss.item()</text:p>
      <text:p text:style-name="Standard"/>
      <text:p text:style-name="Standard"><text:s text:c="4"/>avg_val_loss = val_loss / len(val_dataloader)</text:p>
      <text:p text:style-name="Standard"/>
      <text:p text:style-name="Standard"><text:s text:c="4"/>print(f'Epoch {epoch + 1}/{num_epochs}, Training Loss: {avg_train_loss:.4f}, Validation Loss: {avg_val_loss:.4f}')</text:p>
      <text:p text:style-name="Standard"/>
      <text:p text:style-name="Standard"># Save the fine-tuned BERT model locally</text:p>
      <text:p text:style-name="Standard">model_output_dir = "fine_tuned_document_search_model"</text:p>
      <text:p text:style-name="Standard">save_model_locally(model, tokenizer, model_output_dir)</text:p>
      <text:p text:style-name="Standard"/>
      <text:p text:style-name="Standard"># Load the fine-tuned BERT model from the local file system</text:p>
      <text:p text:style-name="Standard">fine_tuned_model_path = model_output_dir</text:p>
      <text:p text:style-name="Standard"><text:soft-page-break/>config = BertConfig.from_pretrained(fine_tuned_model_path)</text:p>
      <text:p text:style-name="Standard">fine_tuned_model = BertForSequenceClassification.from_pretrained(fine_tuned_model_path, config=config)</text:p>
      <text:p text:style-name="Standard"/>
      <text:p text:style-name="Standard"># Define other functions and routes as before...</text:p>
      <text:p text:style-name="Standard"># Function to read text content from different types of documents</text:p>
      <text:p text:style-name="Standard"># Function to read text content from different types of documents from Azure Blob Storage</text:p>
      <text:p text:style-name="Standard">def read_text_document(document_path):</text:p>
      <text:p text:style-name="Standard"><text:s text:c="4"/>try:</text:p>
      <text:p text:style-name="Standard"><text:s text:c="8"/>blob_client = container_client.get_blob_client(document_path)</text:p>
      <text:p text:style-name="Standard"><text:s text:c="8"/>with io.BytesIO(blob_client.download_blob().readall()) as file:</text:p>
      <text:p text:style-name="Standard"><text:s text:c="12"/>return file.read().decode('utf-8')</text:p>
      <text:p text:style-name="Standard"><text:s text:c="4"/>except Exception as ex:</text:p>
      <text:p text:style-name="Standard"><text:s text:c="8"/>return f"Error reading document: {str(ex)}"</text:p>
      <text:p text:style-name="Standard"/>
      <text:p text:style-name="Standard"># Function to read text content from a Word document from Azure Blob Storage</text:p>
      <text:p text:style-name="Standard">def read_word_document(document_path):</text:p>
      <text:p text:style-name="Standard"><text:s text:c="4"/>try:</text:p>
      <text:p text:style-name="Standard"><text:s text:c="8"/>blob_client = container_client.get_blob_client(document_path)</text:p>
      <text:p text:style-name="Standard"><text:s text:c="8"/>with io.BytesIO(blob_client.download_blob().readall()) as file:</text:p>
      <text:p text:style-name="Standard"><text:s text:c="12"/>doc = Document(io.BytesIO(file.read()))</text:p>
      <text:p text:style-name="Standard"><text:s text:c="12"/>full_text = []</text:p>
      <text:p text:style-name="Standard"><text:s text:c="12"/>for paragraph in doc.paragraphs:</text:p>
      <text:p text:style-name="Standard"><text:s text:c="16"/>full_text.append(paragraph.text)</text:p>
      <text:p text:style-name="Standard"><text:s text:c="12"/>return '\n'.join(full_text)</text:p>
      <text:p text:style-name="Standard"><text:s text:c="4"/>except Exception as ex:</text:p>
      <text:p text:style-name="Standard"><text:s text:c="8"/>return f"Error reading Word document: {str(ex)}"</text:p>
      <text:p text:style-name="Standard"/>
      <text:p text:style-name="Standard"># Function to read text content from a PDF document from Azure Blob Storage</text:p>
      <text:p text:style-name="Standard">def read_pdf_document(document_path):</text:p>
      <text:p text:style-name="Standard"><text:s text:c="4"/>try:</text:p>
      <text:p text:style-name="Standard"><text:s text:c="8"/>blob_client = container_client.get_blob_client(document_path)</text:p>
      <text:p text:style-name="Standard"><text:s text:c="8"/>with io.BytesIO(blob_client.download_blob().readall()) as file:</text:p>
      <text:p text:style-name="Standard"><text:s text:c="12"/>pdf_reader = PyPDF2.PdfReader(file)</text:p>
      <text:p text:style-name="Standard"><text:s text:c="12"/>full_text = []</text:p>
      <text:p text:style-name="Standard"><text:s text:c="12"/>for page_num, page in enumerate(pdf_reader.pages):</text:p>
      <text:p text:style-name="Standard"><text:s text:c="16"/>full_text.append(page.extract_text())</text:p>
      <text:p text:style-name="Standard"><text:s text:c="12"/>return '\n'.join(full_text)</text:p>
      <text:p text:style-name="Standard"><text:s text:c="4"/>except Exception as ex:</text:p>
      <text:p text:style-name="Standard"><text:s text:c="8"/>return f"Error reading PDF document: {str(ex)}"</text:p>
      <text:p text:style-name="Standard"/>
      <text:p text:style-name="Standard"># Function to read text content from a PowerPoint presentation from Azure Blob Storage</text:p>
      <text:p text:style-name="Standard">def read_powerpoint_document(document_path):</text:p>
      <text:p text:style-name="Standard"><text:s text:c="4"/>try:</text:p>
      <text:p text:style-name="Standard"><text:s text:c="8"/>blob_client = container_client.get_blob_client(document_path)</text:p>
      <text:p text:style-name="Standard"><text:s text:c="8"/>with io.BytesIO(blob_client.download_blob().readall()) as file:</text:p>
      <text:p text:style-name="Standard"><text:s text:c="12"/>presentation = Presentation(io.BytesIO(file.read()))</text:p>
      <text:p text:style-name="Standard"><text:s text:c="12"/>full_text = []</text:p>
      <text:p text:style-name="Standard"><text:s text:c="12"/>for slide in presentation.slides:</text:p>
      <text:p text:style-name="Standard"><text:s text:c="16"/>for shape in slide.shapes:</text:p>
      <text:p text:style-name="Standard"><text:s text:c="20"/>if hasattr(shape, 'text'):</text:p>
      <text:p text:style-name="Standard"><text:s text:c="24"/>full_text.append(shape.text)</text:p>
      <text:p text:style-name="Standard"><text:soft-page-break/><text:s text:c="12"/>return '\n'.join(full_text)</text:p>
      <text:p text:style-name="Standard"><text:s text:c="4"/>except Exception as ex:</text:p>
      <text:p text:style-name="Standard"><text:s text:c="8"/>return f"Error reading PowerPoint document: {str(ex)}"</text:p>
      <text:p text:style-name="Standard"/>
      <text:p text:style-name="Standard"># Function to read text content from an Excel document from Azure Blob Storage</text:p>
      <text:p text:style-name="Standard">def read_excel_document(document_path):</text:p>
      <text:p text:style-name="Standard"><text:s text:c="4"/>try:</text:p>
      <text:p text:style-name="Standard"><text:s text:c="8"/>blob_client = container_client.get_blob_client(document_path)</text:p>
      <text:p text:style-name="Standard"><text:s text:c="8"/>with io.BytesIO(blob_client.download_blob().readall()) as file:</text:p>
      <text:p text:style-name="Standard"><text:s text:c="12"/>workbook = openpyxl.load_workbook(io.BytesIO(file.read()))</text:p>
      <text:p text:style-name="Standard"><text:s text:c="12"/>sheet = workbook.active</text:p>
      <text:p text:style-name="Standard"><text:s text:c="12"/>content = ""</text:p>
      <text:p text:style-name="Standard"><text:s text:c="12"/>for row in sheet.iter_rows(values_only=True):</text:p>
      <text:p text:style-name="Standard"><text:s text:c="16"/>content += " ".join(map(str, row)) + "\n"</text:p>
      <text:p text:style-name="Standard"><text:s text:c="12"/>return content</text:p>
      <text:p text:style-name="Standard"><text:s text:c="4"/>except Exception as ex:</text:p>
      <text:p text:style-name="Standard"><text:s text:c="8"/>return f"Error reading Excel document: {str(ex)}"</text:p>
      <text:p text:style-name="Standard"/>
      <text:p text:style-name="Standard"># Function to read text content from an ODS document from Azure Blob Storage</text:p>
      <text:p text:style-name="Standard">def read_ods_document(document_path):</text:p>
      <text:p text:style-name="Standard"><text:s text:c="4"/>try:</text:p>
      <text:p text:style-name="Standard"><text:s text:c="8"/>blob_client = container_client.get_blob_client(document_path)</text:p>
      <text:p text:style-name="Standard"><text:s text:c="8"/>with io.BytesIO(blob_client.download_blob().readall()) as file:</text:p>
      <text:p text:style-name="Standard"><text:s text:c="12"/>doc = ezodf.opendoc(io.BytesIO(file.read()))</text:p>
      <text:p text:style-name="Standard"><text:s text:c="12"/>full_text = []</text:p>
      <text:p text:style-name="Standard"><text:s text:c="12"/>for sheet in doc.sheets:</text:p>
      <text:p text:style-name="Standard"><text:s text:c="16"/>for row in sheet.rows():</text:p>
      <text:p text:style-name="Standard"><text:s text:c="20"/>for cell in row:</text:p>
      <text:p text:style-name="Standard"><text:s text:c="24"/>if cell.value is not None:</text:p>
      <text:p text:style-name="Standard"><text:s text:c="28"/>if isinstance(cell.value, float):</text:p>
      <text:p text:style-name="Standard"><text:s text:c="32"/>full_text.append(str(cell.value))</text:p>
      <text:p text:style-name="Standard"><text:s text:c="28"/>else:</text:p>
      <text:p text:style-name="Standard"><text:s text:c="32"/>full_text.append(cell.value)</text:p>
      <text:p text:style-name="Standard"><text:s text:c="12"/>return '\n'.join(full_text)</text:p>
      <text:p text:style-name="Standard"><text:s text:c="4"/>except Exception as ex:</text:p>
      <text:p text:style-name="Standard"><text:s text:c="8"/>return f"Error reading ODS document: {str(ex)}"</text:p>
      <text:p text:style-name="Standard"/>
      <text:p text:style-name="Standard"># Function to read text content from an ODT document from Azure Blob Storage</text:p>
      <text:p text:style-name="Standard">def read_odt_document(document_path):</text:p>
      <text:p text:style-name="Standard"><text:s text:c="4"/>try:</text:p>
      <text:p text:style-name="Standard"><text:s text:c="8"/>blob_client = container_client.get_blob_client(document_path)</text:p>
      <text:p text:style-name="Standard"><text:s text:c="8"/>with io.BytesIO(blob_client.download_blob().readall()) as file:</text:p>
      <text:p text:style-name="Standard"><text:s text:c="12"/>doc = ezodf.opendoc(io.BytesIO(file.read()))</text:p>
      <text:p text:style-name="Standard"><text:s text:c="12"/>full_text = []</text:p>
      <text:p text:style-name="Standard"><text:s text:c="12"/>for body_element in doc.body:</text:p>
      <text:p text:style-name="Standard"><text:s text:c="16"/>if body_element.__class__.__name__ == "Text":</text:p>
      <text:p text:style-name="Standard"><text:s text:c="20"/>full_text.append(body_element.getvalue())</text:p>
      <text:p text:style-name="Standard"><text:s text:c="12"/>return '\n'.join(full_text)</text:p>
      <text:p text:style-name="Standard"><text:s text:c="4"/>except Exception as ex:</text:p>
      <text:p text:style-name="Standard"><text:s text:c="8"/>return f"Error reading ODT document: {str(ex)}"</text:p>
      <text:p text:style-name="Standard"/>
      <text:p text:style-name="Standard"># Function to read text content from an ODP document from Azure Blob Storage</text:p>
      <text:p text:style-name="Standard"><text:soft-page-break/>def read_odp_document(document_path):</text:p>
      <text:p text:style-name="Standard"><text:s text:c="4"/>try:</text:p>
      <text:p text:style-name="Standard"><text:s text:c="8"/>blob_client = container_client.get_blob_client(document_path)</text:p>
      <text:p text:style-name="Standard"><text:s text:c="8"/>with io.BytesIO(blob_client.download_blob().readall()) as file:</text:p>
      <text:p text:style-name="Standard"><text:s text:c="12"/>presentation = Presentation(io.BytesIO(file.read()))</text:p>
      <text:p text:style-name="Standard"><text:s text:c="12"/>full_text = []</text:p>
      <text:p text:style-name="Standard"><text:s text:c="12"/>for slide in presentation.slides:</text:p>
      <text:p text:style-name="Standard"><text:s text:c="16"/>for shape in slide.shapes:</text:p>
      <text:p text:style-name="Standard"><text:s text:c="20"/>if hasattr(shape, 'text'):</text:p>
      <text:p text:style-name="Standard"><text:s text:c="24"/>full_text.append(shape.text)</text:p>
      <text:p text:style-name="Standard"><text:s text:c="12"/>return '\n'.join(full_text)</text:p>
      <text:p text:style-name="Standard"><text:s text:c="4"/>except Exception as ex:</text:p>
      <text:p text:style-name="Standard"><text:s text:c="8"/>return f"Error reading ODP document: {str(ex)}"</text:p>
      <text:p text:style-name="Standard"/>
      <text:p text:style-name="Standard"># Function to combine and convert text from all documents into .txt format and store in Azure Blob Storage</text:p>
      <text:p text:style-name="Standard">def combine_and_convert_to_txt(documents, output_txt):</text:p>
      <text:p text:style-name="Standard"><text:s text:c="4"/>combined_text = ""</text:p>
      <text:p text:style-name="Standard"><text:s text:c="4"/>for document_path, document_content in documents.items():</text:p>
      <text:p text:style-name="Standard"><text:s text:c="8"/>combined_text += f"Document: {document_path}\nContent: {document_content}\n\n"</text:p>
      <text:p text:style-name="Standard"/>
      <text:p text:style-name="Standard"><text:s text:c="4"/># Write combined text to Azure Blob Storage</text:p>
      <text:p text:style-name="Standard"><text:s text:c="4"/>blob_client = container_client.get_blob_client(output_txt)</text:p>
      <text:p text:style-name="Standard"><text:s text:c="4"/>blob_client.upload_blob(combined_text, overwrite=True)</text:p>
      <text:p text:style-name="Standard"/>
      <text:p text:style-name="Standard"><text:s text:c="4"/>print(f"Combined text written to {output_txt} in Azure Blob Storage.")</text:p>
      <text:p text:style-name="Standard"/>
      <text:p text:style-name="Standard"><text:s text:c="4"/># Add the combined text to the documents dictionary</text:p>
      <text:p text:style-name="Standard"><text:s text:c="4"/>documents[output_txt] = combined_text</text:p>
      <text:p text:style-name="Standard"/>
      <text:p text:style-name="Standard"># Function to get a description of the contents of a folder in Azure Blob Storage</text:p>
      <text:p text:style-name="Standard">def get_folder_contents_description(folder_path):</text:p>
      <text:p text:style-name="Standard"><text:s text:c="4"/>try:</text:p>
      <text:p text:style-name="Standard"><text:s text:c="8"/>blob_list = container_client.list_blobs(name_starts_with=folder_path)</text:p>
      <text:p text:style-name="Standard"><text:s text:c="8"/>file_list = [blob.name for blob in blob_list]</text:p>
      <text:p text:style-name="Standard"><text:s text:c="8"/>return f"The folder '{folder_path}' contains {len(file_list)} files: {', '.join(file_list)}"</text:p>
      <text:p text:style-name="Standard"><text:s text:c="4"/>except Exception as ex:</text:p>
      <text:p text:style-name="Standard"><text:s text:c="8"/>return f"Error getting folder contents description: {str(ex)}"</text:p>
      <text:p text:style-name="Standard"/>
      <text:p text:style-name="Standard"># Use the fine-tuned BERT model to send the query to OpenAI for analysis and response</text:p>
      <text:p text:style-name="Standard">def send_to_openai_and_get_response(input_zip, user_query, document_content, is_generic=False, document_path=None, trained_model_path=None):</text:p>
      <text:p text:style-name="Standard"><text:s text:c="4"/>try:</text:p>
      <text:p text:style-name="Standard"><text:s text:c="8"/>def classify_query(query):</text:p>
      <text:p text:style-name="Standard"><text:s text:c="12"/>inputs = tokenizer(query, return_tensors="pt", padding=True, truncation=True)</text:p>
      <text:p text:style-name="Standard"><text:s text:c="12"/>with torch.no_grad():</text:p>
      <text:p text:style-name="Standard"><text:s text:c="16"/>outputs = model(**inputs)</text:p>
      <text:p text:style-name="Standard"><text:s text:c="12"/>logits = outputs.logits</text:p>
      <text:p text:style-name="Standard"><text:s text:c="12"/>probabilities = torch.softmax(logits, dim=1)</text:p>
      <text:p text:style-name="Standard"><text:s text:c="12"/>relevant_probability = probabilities[0][1].item()</text:p>
      <text:p text:style-name="Standard"><text:s text:c="12"/>return relevant_probability &gt; 0.5 <text:s/># Assuming a threshold of 0.5 for relevance classification</text:p>
      <text:p text:style-name="Standard"/>
      <text:p text:style-name="Standard"><text:soft-page-break/><text:s text:c="8"/>if is_generic:</text:p>
      <text:p text:style-name="Standard"><text:s text:c="12"/>if "type of files" in user_query.lower():</text:p>
      <text:p text:style-name="Standard"><text:s text:c="16"/>return get_folder_contents_description(os.path.dirname(document_path))</text:p>
      <text:p text:style-name="Standard"><text:s text:c="12"/>elif "document contain" in user_query.lower():</text:p>
      <text:p text:style-name="Standard"><text:s text:c="16"/>return document_content</text:p>
      <text:p text:style-name="Standard"><text:s text:c="12"/>elif "brief description" in user_query.lower():</text:p>
      <text:p text:style-name="Standard"><text:s text:c="16"/>return get_folder_contents_description(os.path.dirname(document_path))</text:p>
      <text:p text:style-name="Standard"><text:s text:c="12"/>elif "display contents" in user_query.lower():</text:p>
      <text:p text:style-name="Standard"><text:s text:c="16"/>return get_folder_contents_description(os.path.dirname(document_path))</text:p>
      <text:p text:style-name="Standard"><text:s text:c="12"/>elif "Hi" or 'hi' in user_query.lower():</text:p>
      <text:p text:style-name="Standard"><text:s text:c="16"/>return "Hello ! How can I assist you today ?"</text:p>
      <text:p text:style-name="Standard"><text:s text:c="12"/>else:</text:p>
      <text:p text:style-name="Standard"><text:s text:c="16"/>return "Please provide a specific query related to the document content."</text:p>
      <text:p text:style-name="Standard"><text:s text:c="8"/>else:</text:p>
      <text:p text:style-name="Standard"><text:s text:c="12"/>if classify_query(user_query):</text:p>
      <text:p text:style-name="Standard"><text:s text:c="16"/>response = openai.ChatCompletion.create(</text:p>
      <text:p text:style-name="Standard"><text:s text:c="20"/>model="gpt-3.5-turbo",</text:p>
      <text:p text:style-name="Standard"><text:s text:c="20"/>messages=[</text:p>
      <text:p text:style-name="Standard"><text:s text:c="24"/>{"role": "user", "content": user_query},</text:p>
      <text:p text:style-name="Standard"><text:s text:c="24"/>{"role": "assistant", "content": document_content}</text:p>
      <text:p text:style-name="Standard"><text:s text:c="20"/>]</text:p>
      <text:p text:style-name="Standard"><text:s text:c="16"/>)</text:p>
      <text:p text:style-name="Standard"><text:s text:c="16"/>return response.choices[0].message['content'].strip()</text:p>
      <text:p text:style-name="Standard"><text:s text:c="12"/>elif not user_query.strip():</text:p>
      <text:p text:style-name="Standard"><text:s text:c="17"/>print("You did not enter a query. Null value not accepted.")</text:p>
      <text:p text:style-name="Standard"><text:s text:c="12"/>else:</text:p>
      <text:p text:style-name="Standard"><text:s text:c="16"/>return "Query is not relevant to document content. No data available"</text:p>
      <text:p text:style-name="Standard"><text:s text:c="4"/>except Exception as ex:</text:p>
      <text:p text:style-name="Standard"><text:s text:c="8"/>return f"Error interacting with OpenAI: {str(ex)}"</text:p>
      <text:p text:style-name="Standard"/>
      <text:p text:style-name="Standard">output_zip = "combined_text.zip" <text:s/># Define output_zip before using it in the route function</text:p>
      <text:p text:style-name="Standard"/>
      <text:p text:style-name="Standard">@app.route('/bert_query', methods=['POST'])</text:p>
      <text:p text:style-name="Standard">def bert_query():</text:p>
      <text:p text:style-name="Standard"><text:s text:c="4"/>try:</text:p>
      <text:p text:style-name="Standard"><text:s text:c="8"/>data = request.get_json() <text:s/># Retrieve JSON data from the request</text:p>
      <text:p text:style-name="Standard"><text:s text:c="8"/></text:p>
      <text:p text:style-name="Standard"><text:s text:c="8"/># Access 'user_query' directly</text:p>
      <text:p text:style-name="Standard"><text:s text:c="8"/>user_query = data.get('user_query')</text:p>
      <text:p text:style-name="Standard"/>
      <text:p text:style-name="Standard"><text:s text:c="8"/>if not user_query:</text:p>
      <text:p text:style-name="Standard"><text:s text:c="12"/>raise ValueError("Missing 'user_query' field in the form data.")</text:p>
      <text:p text:style-name="Standard"/>
      <text:p text:style-name="Standard"><text:s text:c="8"/># Your existing logic to process user input</text:p>
      <text:p text:style-name="Standard"><text:s text:c="8"/># Determine if the query is generic or document-specific</text:p>
      <text:p text:style-name="Standard"><text:s text:c="8"/>is_generic = False</text:p>
      <text:p text:style-name="Standard"><text:s text:c="8"/>user_queries = user_query.split(",")</text:p>
      <text:p text:style-name="Standard"><text:s text:c="8"/>if len(user_queries) == 1 and user_queries[0].strip().lower().startswith("analyze document"):</text:p>
      <text:p text:style-name="Standard"><text:s text:c="12"/>is_generic = True</text:p>
      <text:p text:style-name="Standard"><text:s text:c="8"/></text:p>
      <text:p text:style-name="Standard"><text:s text:c="8"/># Assuming you have the required variables (output_zip, output_txt, documents, folder_path, trained_model_path) defined elsewhere</text:p>
      <text:p text:style-name="Standard"><text:soft-page-break/><text:s text:c="8"/>response = send_to_openai_and_get_response(output_zip, user_query, documents[output_txt],</text:p>
      <text:p text:style-name="Standard"><text:s text:c="51"/>is_generic=is_generic, document_path=folder_path,</text:p>
      <text:p text:style-name="Standard"><text:s text:c="51"/>trained_model_path=trained_model_path)</text:p>
      <text:p text:style-name="Standard"><text:s text:c="8"/>print(response)</text:p>
      <text:p text:style-name="Standard"><text:s text:c="8"/>return jsonify({"response": response})</text:p>
      <text:p text:style-name="Standard"/>
      <text:p text:style-name="Standard"><text:s text:c="4"/>except Exception as e:</text:p>
      <text:p text:style-name="Standard"><text:s text:c="8"/># Log the error for debugging</text:p>
      <text:p text:style-name="Standard"><text:s text:c="8"/>print(f"Error in process_query: {str(e)}")</text:p>
      <text:p text:style-name="Standard"><text:s text:c="8"/>return jsonify({"error": str(e)})</text:p>
      <text:p text:style-name="Standard"/>
      <text:p text:style-name="Standard">if __name__ == "__main__":</text:p>
      <text:p text:style-name="Standard"><text:s text:c="4"/>folder_path = "UploadedDocuments"</text:p>
      <text:p text:style-name="Standard"/>
      <text:p text:style-name="Standard"><text:s text:c="4"/>documents = {}</text:p>
      <text:p text:style-name="Standard"><text:s text:c="4"/>for blob in container_client.list_blobs():</text:p>
      <text:p text:style-name="Standard"><text:s text:c="8"/>blob_name = blob.name</text:p>
      <text:p text:style-name="Standard"><text:s text:c="8"/>if blob_name.endswith('.docx'):</text:p>
      <text:p text:style-name="Standard"><text:s text:c="12"/>documents[blob_name] = read_word_document(blob_name)</text:p>
      <text:p text:style-name="Standard"><text:s text:c="8"/>elif blob_name.endswith('.xlsx'):</text:p>
      <text:p text:style-name="Standard"><text:s text:c="12"/>documents[blob_name] = read_excel_document(blob_name)</text:p>
      <text:p text:style-name="Standard"><text:s text:c="8"/>elif blob_name.endswith('.pdf'):</text:p>
      <text:p text:style-name="Standard"><text:s text:c="12"/>documents[blob_name] = read_pdf_document(blob_name)</text:p>
      <text:p text:style-name="Standard"><text:s text:c="8"/>elif blob_name.endswith('.pptx'):</text:p>
      <text:p text:style-name="Standard"><text:s text:c="12"/>documents[blob_name] = read_powerpoint_document(blob_name)</text:p>
      <text:p text:style-name="Standard"><text:s text:c="8"/>elif blob_name.endswith('.ods'):</text:p>
      <text:p text:style-name="Standard"><text:s text:c="12"/>documents[blob_name] = read_ods_document(blob_name)</text:p>
      <text:p text:style-name="Standard"><text:s text:c="8"/>elif blob_name.endswith('.odt'):</text:p>
      <text:p text:style-name="Standard"><text:s text:c="12"/>documents[blob_name] = read_odt_document(blob_name)</text:p>
      <text:p text:style-name="Standard"><text:s text:c="8"/>elif blob_name.endswith('.odp'):</text:p>
      <text:p text:style-name="Standard"><text:s text:c="12"/>documents[blob_name] = read_odp_document(blob_name)</text:p>
      <text:p text:style-name="Standard"><text:s text:c="8"/>else:</text:p>
      <text:p text:style-name="Standard"><text:s text:c="12"/>documents[blob_name] = read_text_document(blob_name)</text:p>
      <text:p text:style-name="Standard"/>
      <text:p text:style-name="Standard"><text:s text:c="4"/># Combine and convert text from all documents into .txt format and store in Azure Blob Storage</text:p>
      <text:p text:style-name="Standard"><text:s text:c="4"/>output_txt = "combined_text.txt"</text:p>
      <text:p text:style-name="Standard"><text:s text:c="4"/>combine_and_convert_to_txt(documents, output_txt)</text:p>
      <text:p text:style-name="Standard"/>
      <text:p text:style-name="Standard"><text:s text:c="4"/># Set your fine-tuned BERT model path</text:p>
      <text:p text:style-name="Standard"><text:s text:c="4"/>fine_tuned_bert_model_path = "fine_tuned_document_search_model"</text:p>
      <text:p text:style-name="Standard"/>
      <text:p text:style-name="Standard"><text:s text:c="4"/># Path to the trained model CSV file</text:p>
      <text:p text:style-name="Standard"><text:s text:c="4"/>trained_model_path = "training_set.csv"</text:p>
      <text:p text:style-name="Standard"><text:s text:c="4"/></text:p>
      <text:p text:style-name="Standard"><text:s text:c="4"/>app.run(debug=True, port=5002)</text:p>
      <text:p text:style-name="Standard"/>
      <text:p text:style-name="Standard"/>
      <text:list xml:id="list38720855" text:continue-list="list38714547" text:style-name="Outline">
        <text:list-item>
          <text:list>
            <text:list-item>
              <text:list>
                <text:list-item>
                  <text:h text:style-name="Heading_20_3" text:outline-level="3"><text:bookmark-start text:name="Bookmark4"/><text:bookmark-start text:name="__RefHeading__865_760243456"/>Conclusion<text:bookmark-end text:name="Bookmark4"/><text:bookmark-end text:name="__RefHeading__865_760243456"/></text:h>
                </text:list-item>
              </text:list>
            </text:list-item>
          </text:list>
        </text:list-item>
      </text:list>
      <text:p text:style-name="P6"/>
      <text:p text:style-name="P7"><text:soft-page-break/>In summary, both python codes are flask applications designed to handle document-related tasks using azure blob storage and various natural language processing (NLP) techniques. While approach 1 focuses on query processing and response generation using OpenAI's GPT-3.5, approach 2 emphasizes document classification through fine-tuning a BERT-based model. Here's a breakdown of the key points:</text:p>
      <text:p text:style-name="P7"/>
      <text:p text:style-name="P7"><text:span text:style-name="Strong_20_Emphasis"><text:span text:style-name="T1">Approach 1 (Context Setting):</text:span></text:span></text:p>
      <text:list xml:id="list906650052783651689" text:style-name="WWNum15">
        <text:list-item>
          <text:p text:style-name="P42">Utilizes Flask to create an interface for querying and processing text documents stored in Azure Blob Storage.</text:p>
        </text:list-item>
        <text:list-item>
          <text:p text:style-name="P42">Relies on OpenAI's GPT-3.5 for natural language understanding and response generation.</text:p>
        </text:list-item>
        <text:list-item>
          <text:p text:style-name="P42">Provides functionalities for text extraction, document concatenation, and query processing.</text:p>
        </text:list-item>
        <text:list-item>
          <text:p text:style-name="P27">Offers error handling mechanisms and leverages various Python libraries for document manipulation.</text:p>
        </text:list-item>
      </text:list>
      <text:p text:style-name="P7"/>
      <text:p text:style-name="P7"><text:span text:style-name="Strong_20_Emphasis"><text:span text:style-name="T1">Approach 2 (BERT Method):</text:span></text:span></text:p>
      <text:list xml:id="list7639102339662178516" text:style-name="WWNum16">
        <text:list-item>
          <text:p text:style-name="P43">Implements a Flask application for document classification and query processing tasks.</text:p>
        </text:list-item>
        <text:list-item>
          <text:p text:style-name="P43">Focuses on fine-tuning a BERT-based model for sequence classification using Azure Blob Storage datasets.</text:p>
        </text:list-item>
        <text:list-item>
          <text:p text:style-name="P43">Handles document reading, query processing, and error logging functionalities.</text:p>
        </text:list-item>
        <text:list-item>
          <text:p text:style-name="P28">Requires configurations for Azure Blob Storage connection and BERT model fine-tuning.</text:p>
        </text:list-item>
      </text:list>
      <text:p text:style-name="P7"/>
      <text:p text:style-name="P7">Both python codes share similar dependencies such as Flask, Flask-CORS, pandas, and Azure Blob Storage libraries. However, they differ in their primary functionalities and the NLP models they utilize.</text:p>
      <text:p text:style-name="P7"/>
      <text:p text:style-name="P7">The c# login controller and document controller provide additional functionalities for user authentication and document management, respectively. The login controller validates user credentials against hardcoded values and assigns roles based on the provided credentials, while the document controller facilitates document uploading, listing, and deletion operations using Azure Blob Storag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MS PGothic" svg:font-family="'MS PGothic'" style:font-family-generic="modern" style:font-pitch="fixed"/>
    <style:font-face style:name="Aptos Display" svg:font-family="'Aptos Display'" style:font-family-generic="roman" style:font-pitch="variable"/>
    <style:font-face style:name="Cascadia Mono" svg:font-family="'Cascadia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Cascadia Mono1" svg:font-family="'Cascadia Mono'"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orphans="0" fo:widows="0" fo:hyphenation-ladder-count="no-limit" style:text-autospace="ideograph-alpha" style:punctuation-wrap="hanging" style:line-break="strict" style:tab-stop-distance="1.245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0f4761" style:font-name="Aptos Display" fo:font-size="16pt" style:font-size-asian="16pt" style:font-size-complex="16pt"/>
    </style:style>
    <style:style style:name="Heading_20_3" style:display-name="Heading 3" style:family="paragraph" style:parent-style-name="Heading" style:next-style-name="Text_20_body" style:default-outline-level="3" style:list-style-name="Outline" style:class="text">
      <style:text-properties style:font-name="Times New Roman1" fo:font-weight="bold" style:font-name-asian="MS Gothic"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style:font-name="Times New Roman1" fo:font-size="12pt" fo:font-weight="bold" style:font-name-asian="MS Gothic" style:font-size-asian="12pt" style:font-weight-asian="bold" style:font-size-complex="12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default-outline-level="" style:list-style-name=""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_20_1" style:default-outline-level="" style:list-style-name="" style:class="index">
      <style:paragraph-properties fo:line-height="108%" fo:orphans="2" fo:widows="2" fo:hyphenation-ladder-count="no-limit" text:number-lines="false" text:line-number="0"/>
      <style:text-properties fo:font-size="16pt" fo:language="en" fo:country="US" fo:font-weight="bold" style:letter-kerning="true" style:font-size-asian="16pt" style:language-asian="en" style:country-asian="US" style:font-weight-asian="bold" style:font-size-complex="16pt" style:language-complex="ar" style:country-complex="SA" style:font-weight-complex="bold" fo:hyphenate="true" fo:hyphenation-remain-char-count="2" fo:hyphenation-push-char-count="2"/>
    </style:style>
    <style:style style:name="Contents_20_3" style:display-name="Contents 3" style:family="paragraph" style:parent-style-name="Standard" style:default-outline-level="" style:list-style-name=""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Heading_20_1_20_Char" style:display-name="Heading 1 Char" style:family="text" style:parent-style-name="Default_20_Paragraph_20_Font">
      <style:text-properties fo:color="#0f4761" style:font-name="Aptos Display" fo:font-size="16pt" style:font-size-asian="16pt" style:font-size-complex="16pt"/>
    </style:style>
    <style:style style:name="Internet_20_link" style:display-name="Internet link" style:family="text" style:parent-style-name="Default_20_Paragraph_20_Font">
      <style:text-properties fo:color="#467886"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OpenSymbol2"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Shivnarayan Vaidyanathan</dc:creator>
    <meta:editing-cycles>6</meta:editing-cycles>
    <meta:creation-date>2024-03-21T10:17:00</meta:creation-date>
    <dc:date>2024-03-21T18:46:30.81</dc:date>
    <meta:editing-duration>PT9M33S</meta:editing-duration>
    <meta:generator>OpenOffice/4.1.15$Win32 OpenOffice.org_project/4115m2$Build-9813</meta:generator>
    <meta:document-statistic meta:table-count="0" meta:image-count="0" meta:object-count="0" meta:page-count="20" meta:paragraph-count="733" meta:word-count="3430" meta:character-count="350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